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709cm"/>
    </style:style>
    <style:style style:name="co2" style:family="table-column">
      <style:table-column-properties fo:break-before="auto" style:column-width="1.939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4.205cm"/>
    </style:style>
    <style:style style:name="co5" style:family="table-column">
      <style:table-column-properties fo:break-before="auto" style:column-width="5.045cm"/>
    </style:style>
    <style:style style:name="co6" style:family="table-column">
      <style:table-column-properties fo:break-before="auto" style:column-width="2.746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o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Local</text:p>
          </table:table-cell>
          <table:table-cell office:value-type="string">
            <text:p>Sector</text:p>
          </table:table-cell>
          <table:table-cell office:value-type="string">
            <text:p>IP</text:p>
          </table:table-cell>
          <table:table-cell office:value-type="string">
            <text:p>Modelo</text:p>
          </table:table-cell>
          <table:table-cell table:style-name="Default" office:value-type="string">
            <text:p>Nº Serie</text:p>
          </table:table-cell>
          <table:table-cell office:value-type="string">
            <text:p>ContadorCOR</text:p>
          </table:table-cell>
          <table:table-cell office:value-type="string">
            <text:p>ContadorPB</text:p>
          </table:table-cell>
        </table:table-row>
        <table:table-row table:style-name="ro1">
          <table:table-cell office:value-type="string">
            <text:p>Albufeira</text:p>
          </table:table-cell>
          <table:table-cell office:value-type="string">
            <text:p>Loja</text:p>
          </table:table-cell>
          <table:table-cell office:value-type="string">
            <text:p>192.168.55.80</text:p>
          </table:table-cell>
          <table:table-cell office:value-type="string">
            <text:p>XeroxWorkCentre7232</text:p>
          </table:table-cell>
          <table:table-cell office:value-type="string">
            <text:p>3312840722</text:p>
          </table:table-cell>
          <table:table-cell office:value-type="float" office:value="181152">
            <text:p>181152</text:p>
          </table:table-cell>
          <table:table-cell office:value-type="float" office:value="203964">
            <text:p>203964</text:p>
          </table:table-cell>
        </table:table-row>
        <table:table-row table:style-name="ro1">
          <table:table-cell office:value-type="string">
            <text:p>Albufeira</text:p>
          </table:table-cell>
          <table:table-cell office:value-type="string">
            <text:p>Armazém</text:p>
          </table:table-cell>
          <table:table-cell office:value-type="string">
            <text:p>192.168.55.81</text:p>
          </table:table-cell>
          <table:table-cell office:value-type="string">
            <text:p>XeroxPhaser3635MFP</text:p>
          </table:table-cell>
          <table:table-cell office:value-type="string">
            <text:p>3832755205</text:p>
          </table:table-cell>
          <table:table-cell/>
          <table:table-cell office:value-type="float" office:value="111590">
            <text:p>111590</text:p>
          </table:table-cell>
        </table:table-row>
        <table:table-row table:style-name="ro1">
          <table:table-cell office:value-type="string">
            <text:p>Alfragide</text:p>
          </table:table-cell>
          <table:table-cell office:value-type="string">
            <text:p>Loja</text:p>
          </table:table-cell>
          <table:table-cell office:value-type="string">
            <text:p>192.168.24.80</text:p>
          </table:table-cell>
          <table:table-cell office:value-type="string">
            <text:p>XeroxWC7120</text:p>
          </table:table-cell>
          <table:table-cell office:value-type="string">
            <text:p>3320059568</text:p>
          </table:table-cell>
          <table:table-cell office:value-type="float" office:value="69041">
            <text:p>69041</text:p>
          </table:table-cell>
          <table:table-cell office:value-type="float" office:value="50103">
            <text:p>50103</text:p>
          </table:table-cell>
        </table:table-row>
        <table:table-row table:style-name="ro1">
          <table:table-cell office:value-type="string">
            <text:p>Alfragide</text:p>
          </table:table-cell>
          <table:table-cell office:value-type="string">
            <text:p>Armazém</text:p>
          </table:table-cell>
          <table:table-cell office:value-type="string">
            <text:p>192.168.24.81</text:p>
          </table:table-cell>
          <table:table-cell office:value-type="string">
            <text:p>XeroxPhaser3635MFP</text:p>
          </table:table-cell>
          <table:table-cell office:value-type="string">
            <text:p>3963199138</text:p>
          </table:table-cell>
          <table:table-cell/>
          <table:table-cell office:value-type="float" office:value="14485">
            <text:p>14485</text:p>
          </table:table-cell>
        </table:table-row>
        <table:table-row table:style-name="ro1">
          <table:table-cell office:value-type="string">
            <text:p>Alfragide</text:p>
          </table:table-cell>
          <table:table-cell/>
          <table:table-cell office:value-type="string">
            <text:p>192.168.24.83</text:p>
          </table:table-cell>
          <table:table-cell office:value-type="string">
            <text:p>XeroxPhaser3635MFP</text:p>
          </table:table-cell>
          <table:table-cell office:value-type="string">
            <text:p>3963253035</text:p>
          </table:table-cell>
          <table:table-cell/>
          <table:table-cell office:value-type="float" office:value="9150">
            <text:p>9150</text:p>
          </table:table-cell>
        </table:table-row>
        <table:table-row table:style-name="ro1">
          <table:table-cell office:value-type="string">
            <text:p>Alverca</text:p>
          </table:table-cell>
          <table:table-cell office:value-type="string">
            <text:p>Loja</text:p>
          </table:table-cell>
          <table:table-cell office:value-type="string">
            <text:p>192.168.27.80</text:p>
          </table:table-cell>
          <table:table-cell office:value-type="string">
            <text:p>XeroxWC7120</text:p>
          </table:table-cell>
          <table:table-cell office:value-type="string">
            <text:p>3320059991</text:p>
          </table:table-cell>
          <table:table-cell office:value-type="float" office:value="27047">
            <text:p>27047</text:p>
          </table:table-cell>
          <table:table-cell office:value-type="float" office:value="19989">
            <text:p>19989</text:p>
          </table:table-cell>
        </table:table-row>
        <table:table-row table:style-name="ro1">
          <table:table-cell office:value-type="string">
            <text:p>Alverca</text:p>
          </table:table-cell>
          <table:table-cell office:value-type="string">
            <text:p>Armazém</text:p>
          </table:table-cell>
          <table:table-cell office:value-type="string">
            <text:p>192.168.27.81</text:p>
          </table:table-cell>
          <table:table-cell office:value-type="string">
            <text:p>XeroxPhaser3635MFP</text:p>
          </table:table-cell>
          <table:table-cell office:value-type="string">
            <text:p>3963200640</text:p>
          </table:table-cell>
          <table:table-cell/>
          <table:table-cell office:value-type="float" office:value="2181">
            <text:p>2181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192.168.124.87</text:p>
          </table:table-cell>
          <table:table-cell office:value-type="string">
            <text:p>XeroxPhaser4510</text:p>
          </table:table-cell>
          <table:table-cell office:value-type="string">
            <text:p>ARU334946</text:p>
          </table:table-cell>
          <table:table-cell/>
          <table:table-cell office:value-type="float" office:value="65577">
            <text:p>65577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table:style-name="ce1" office:value-type="string">
            <text:p>192.168.125.92</text:p>
          </table:table-cell>
          <table:table-cell office:value-type="string">
            <text:p>XeroxPhaser4510</text:p>
          </table:table-cell>
          <table:table-cell office:value-type="string">
            <text:p>ARU335130</text:p>
          </table:table-cell>
          <table:table-cell/>
          <table:table-cell office:value-type="float" office:value="4466">
            <text:p>4466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192.168.125.93</text:p>
          </table:table-cell>
          <table:table-cell office:value-type="string">
            <text:p>XeroxPhaser4510</text:p>
          </table:table-cell>
          <table:table-cell table:style-name="Default" office:value-type="string">
            <text:p>Equipamento não responde</text:p>
          </table:table-cell>
          <table:table-cell table:number-columns-repeated="2"/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192.168.125.99</text:p>
          </table:table-cell>
          <table:table-cell office:value-type="string">
            <text:p>XeroxPhaser4510</text:p>
          </table:table-cell>
          <table:table-cell table:style-name="Default" office:value-type="string">
            <text:p>ARU335129</text:p>
          </table:table-cell>
          <table:table-cell/>
          <table:table-cell office:value-type="float" office:value="112690">
            <text:p>112690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192.168.125.91</text:p>
          </table:table-cell>
          <table:table-cell office:value-type="string">
            <text:p>XeroxPhaser4510</text:p>
          </table:table-cell>
          <table:table-cell table:style-name="Default" office:value-type="string">
            <text:p>Equipamento não responde</text:p>
          </table:table-cell>
          <table:table-cell table:number-columns-repeated="2"/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192.168.124.80</text:p>
          </table:table-cell>
          <table:table-cell office:value-type="string">
            <text:p>XeroxWorkCentre7345</text:p>
          </table:table-cell>
          <table:table-cell office:value-type="string">
            <text:p>3526629581</text:p>
          </table:table-cell>
          <table:table-cell office:value-type="float" office:value="146374">
            <text:p>146374</text:p>
          </table:table-cell>
          <table:table-cell office:value-type="float" office:value="54780">
            <text:p>54780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192.168.124.83</text:p>
          </table:table-cell>
          <table:table-cell office:value-type="string">
            <text:p>XeroxWorkCenterPro</text:p>
          </table:table-cell>
          <table:table-cell office:value-type="string">
            <text:p>3116623411</text:p>
          </table:table-cell>
          <table:table-cell office:value-type="float" office:value="495044">
            <text:p>495044</text:p>
          </table:table-cell>
          <table:table-cell office:value-type="float" office:value="253391">
            <text:p>253391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table:style-name="ce1" office:value-type="string">
            <text:p>192.168.124.150</text:p>
          </table:table-cell>
          <table:table-cell office:value-type="string">
            <text:p>XeroxWorkCentreM24</text:p>
          </table:table-cell>
          <table:table-cell office:value-type="string">
            <text:p>890271</text:p>
          </table:table-cell>
          <table:table-cell office:value-type="float" office:value="136394">
            <text:p>136394</text:p>
          </table:table-cell>
          <table:table-cell office:value-type="float" office:value="222954">
            <text:p>222954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table:style-name="ce1" office:value-type="string">
            <text:p>192.168.125.100</text:p>
          </table:table-cell>
          <table:table-cell office:value-type="string">
            <text:p>XeroxPhaser3635MFP</text:p>
          </table:table-cell>
          <table:table-cell table:style-name="Default" office:value-type="string">
            <text:p>Equipamento não responde</text:p>
          </table:table-cell>
          <table:table-cell table:number-columns-repeated="2"/>
        </table:table-row>
        <table:table-row table:style-name="ro1">
          <table:table-cell office:value-type="string">
            <text:p>Arcozelo</text:p>
          </table:table-cell>
          <table:table-cell/>
          <table:table-cell table:style-name="ce1" office:value-type="string">
            <text:p>192.168.125.180</text:p>
          </table:table-cell>
          <table:table-cell office:value-type="string">
            <text:p>XeroxPhaser3635MFP</text:p>
          </table:table-cell>
          <table:table-cell office:value-type="string">
            <text:p>Equipamento não responde</text:p>
          </table:table-cell>
          <table:table-cell table:number-columns-repeated="2"/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192.168.125.90</text:p>
          </table:table-cell>
          <table:table-cell office:value-type="string">
            <text:p>XeroxPhaser3635MFP</text:p>
          </table:table-cell>
          <table:table-cell office:value-type="string">
            <text:p>3832758220</text:p>
          </table:table-cell>
          <table:table-cell/>
          <table:table-cell office:value-type="float" office:value="292985">
            <text:p>292985</text:p>
          </table:table-cell>
        </table:table-row>
        <table:table-row table:style-name="ro1">
          <table:table-cell office:value-type="string">
            <text:p>Armazém Arcozelo</text:p>
          </table:table-cell>
          <table:table-cell/>
          <table:table-cell office:value-type="string">
            <text:p>192.168.4.81</text:p>
          </table:table-cell>
          <table:table-cell office:value-type="string">
            <text:p>XeroxPhaser6180MFP</text:p>
          </table:table-cell>
          <table:table-cell office:value-type="string">
            <text:p>GPX116236</text:p>
          </table:table-cell>
          <table:table-cell/>
          <table:table-cell office:value-type="float" office:value="107928">
            <text:p>107928</text:p>
          </table:table-cell>
        </table:table-row>
        <table:table-row table:style-name="ro1">
          <table:table-cell office:value-type="string">
            <text:p>Armazém Arcozelo</text:p>
          </table:table-cell>
          <table:table-cell/>
          <table:table-cell office:value-type="string">
            <text:p>192.168.4.82</text:p>
          </table:table-cell>
          <table:table-cell office:value-type="string">
            <text:p>XeroxPhaser3635MFP</text:p>
          </table:table-cell>
          <table:table-cell office:value-type="string">
            <text:p>3832755000</text:p>
          </table:table-cell>
          <table:table-cell/>
          <table:table-cell office:value-type="float" office:value="271644">
            <text:p>271644</text:p>
          </table:table-cell>
        </table:table-row>
        <table:table-row table:style-name="ro1">
          <table:table-cell office:value-type="string">
            <text:p>Armazém Arcozelo</text:p>
          </table:table-cell>
          <table:table-cell/>
          <table:table-cell office:value-type="string">
            <text:p>192.168.4.83</text:p>
          </table:table-cell>
          <table:table-cell office:value-type="string">
            <text:p>XeroxPhaser3635MFP</text:p>
          </table:table-cell>
          <table:table-cell office:value-type="string">
            <text:p>3832754578</text:p>
          </table:table-cell>
          <table:table-cell/>
          <table:table-cell office:value-type="float" office:value="222369">
            <text:p>222369</text:p>
          </table:table-cell>
        </table:table-row>
        <table:table-row table:style-name="ro1">
          <table:table-cell office:value-type="string">
            <text:p>Armazém Arcozelo</text:p>
          </table:table-cell>
          <table:table-cell/>
          <table:table-cell office:value-type="string">
            <text:p>192.168.4.88</text:p>
          </table:table-cell>
          <table:table-cell office:value-type="string">
            <text:p>XeroxPhaser3635MFP</text:p>
          </table:table-cell>
          <table:table-cell office:value-type="string">
            <text:p>3832758700</text:p>
          </table:table-cell>
          <table:table-cell/>
          <table:table-cell office:value-type="float" office:value="146816">
            <text:p>146816</text:p>
          </table:table-cell>
        </table:table-row>
        <table:table-row table:style-name="ro1">
          <table:table-cell office:value-type="string">
            <text:p>Armazém Arcozelo</text:p>
          </table:table-cell>
          <table:table-cell/>
          <table:table-cell office:value-type="string">
            <text:p>192.168.4.91</text:p>
          </table:table-cell>
          <table:table-cell office:value-type="string">
            <text:p>XeroxPhaser4510</text:p>
          </table:table-cell>
          <table:table-cell table:style-name="Default" office:value-type="string">
            <text:p>ARU334947</text:p>
          </table:table-cell>
          <table:table-cell/>
          <table:table-cell office:value-type="float" office:value="83907">
            <text:p>83907</text:p>
          </table:table-cell>
        </table:table-row>
        <table:table-row table:style-name="ro1">
          <table:table-cell office:value-type="string">
            <text:p>Armazém Cancela</text:p>
          </table:table-cell>
          <table:table-cell office:value-type="string">
            <text:p>Armazém</text:p>
          </table:table-cell>
          <table:table-cell office:value-type="string">
            <text:p>192.168.62.81</text:p>
          </table:table-cell>
          <table:table-cell office:value-type="string">
            <text:p>XeroxPhaser3635MFP</text:p>
          </table:table-cell>
          <table:table-cell office:value-type="string">
            <text:p>3832760012</text:p>
          </table:table-cell>
          <table:table-cell/>
          <table:table-cell office:value-type="float" office:value="24600">
            <text:p>24600</text:p>
          </table:table-cell>
        </table:table-row>
        <table:table-row table:style-name="ro1">
          <table:table-cell office:value-type="string">
            <text:p>Armazém Loures</text:p>
          </table:table-cell>
          <table:table-cell office:value-type="string">
            <text:p>Armazém</text:p>
          </table:table-cell>
          <table:table-cell office:value-type="string">
            <text:p>192.168.26.169</text:p>
          </table:table-cell>
          <table:table-cell office:value-type="string">
            <text:p>XeroxPhaser4510</text:p>
          </table:table-cell>
          <table:table-cell office:value-type="string">
            <text:p>ARU326562</text:p>
          </table:table-cell>
          <table:table-cell/>
          <table:table-cell office:value-type="float" office:value="45069">
            <text:p>45069</text:p>
          </table:table-cell>
        </table:table-row>
        <table:table-row table:style-name="ro1">
          <table:table-cell office:value-type="string">
            <text:p>Armazém Marnosso</text:p>
          </table:table-cell>
          <table:table-cell office:value-type="string">
            <text:p>Armazém</text:p>
          </table:table-cell>
          <table:table-cell office:value-type="string">
            <text:p>192.168.42.80</text:p>
          </table:table-cell>
          <table:table-cell office:value-type="string">
            <text:p>XeroxPhaser3635MFP</text:p>
          </table:table-cell>
          <table:table-cell office:value-type="string">
            <text:p>3832752753</text:p>
          </table:table-cell>
          <table:table-cell/>
          <table:table-cell office:value-type="float" office:value="44615">
            <text:p>44615</text:p>
          </table:table-cell>
        </table:table-row>
        <table:table-row table:style-name="ro1">
          <table:table-cell office:value-type="string">
            <text:p>Aveiro II</text:p>
          </table:table-cell>
          <table:table-cell office:value-type="string">
            <text:p>Loja</text:p>
          </table:table-cell>
          <table:table-cell office:value-type="string">
            <text:p>192.168.52.80</text:p>
          </table:table-cell>
          <table:table-cell office:value-type="string">
            <text:p>XeroxWorkCentre7242</text:p>
          </table:table-cell>
          <table:table-cell office:value-type="string">
            <text:p>3312818433</text:p>
          </table:table-cell>
          <table:table-cell office:value-type="float" office:value="192549">
            <text:p>192549</text:p>
          </table:table-cell>
          <table:table-cell office:value-type="float" office:value="255871">
            <text:p>255871</text:p>
          </table:table-cell>
        </table:table-row>
        <table:table-row table:style-name="ro1">
          <table:table-cell office:value-type="string">
            <text:p>Aveiro II</text:p>
          </table:table-cell>
          <table:table-cell office:value-type="string">
            <text:p>Armazém</text:p>
          </table:table-cell>
          <table:table-cell office:value-type="string">
            <text:p>192.168.52.81</text:p>
          </table:table-cell>
          <table:table-cell office:value-type="string">
            <text:p>XeroxPhaser3635MFP</text:p>
          </table:table-cell>
          <table:table-cell office:value-type="string">
            <text:p>3832753067</text:p>
          </table:table-cell>
          <table:table-cell/>
          <table:table-cell office:value-type="float" office:value="60720">
            <text:p>60720</text:p>
          </table:table-cell>
        </table:table-row>
        <table:table-row table:style-name="ro1">
          <table:table-cell office:value-type="string">
            <text:p>Barreiro</text:p>
          </table:table-cell>
          <table:table-cell office:value-type="string">
            <text:p>Loja</text:p>
          </table:table-cell>
          <table:table-cell office:value-type="string">
            <text:p>192.168.25.80</text:p>
          </table:table-cell>
          <table:table-cell office:value-type="string">
            <text:p>XeroxWC7120</text:p>
          </table:table-cell>
          <table:table-cell office:value-type="string">
            <text:p>3320044315</text:p>
          </table:table-cell>
          <table:table-cell office:value-type="float" office:value="85509">
            <text:p>85509</text:p>
          </table:table-cell>
          <table:table-cell office:value-type="float" office:value="64633">
            <text:p>64633</text:p>
          </table:table-cell>
        </table:table-row>
        <table:table-row table:style-name="ro1">
          <table:table-cell office:value-type="string">
            <text:p>Barreiro</text:p>
          </table:table-cell>
          <table:table-cell office:value-type="string">
            <text:p>Armazém</text:p>
          </table:table-cell>
          <table:table-cell office:value-type="string">
            <text:p>192.168.25.81</text:p>
          </table:table-cell>
          <table:table-cell office:value-type="string">
            <text:p>XeroxPhaser3635MFP</text:p>
          </table:table-cell>
          <table:table-cell office:value-type="string">
            <text:p>3832767335</text:p>
          </table:table-cell>
          <table:table-cell/>
          <table:table-cell office:value-type="float" office:value="13707">
            <text:p>13707</text:p>
          </table:table-cell>
        </table:table-row>
        <table:table-row table:style-name="ro1">
          <table:table-cell office:value-type="string">
            <text:p>Braga</text:p>
          </table:table-cell>
          <table:table-cell office:value-type="string">
            <text:p>Loja</text:p>
          </table:table-cell>
          <table:table-cell office:value-type="string">
            <text:p>192.168.70.80</text:p>
          </table:table-cell>
          <table:table-cell office:value-type="string">
            <text:p>XeroxWorkCentre7232</text:p>
          </table:table-cell>
          <table:table-cell office:value-type="string">
            <text:p>3312776439</text:p>
          </table:table-cell>
          <table:table-cell office:value-type="float" office:value="221374">
            <text:p>221374</text:p>
          </table:table-cell>
          <table:table-cell office:value-type="float" office:value="315442">
            <text:p>315442</text:p>
          </table:table-cell>
        </table:table-row>
        <table:table-row table:style-name="ro1">
          <table:table-cell office:value-type="string">
            <text:p>Braga</text:p>
          </table:table-cell>
          <table:table-cell office:value-type="string">
            <text:p>Armazém</text:p>
          </table:table-cell>
          <table:table-cell office:value-type="string">
            <text:p>192.168.70.81</text:p>
          </table:table-cell>
          <table:table-cell office:value-type="string">
            <text:p>XeroxPhaser3635MFP</text:p>
          </table:table-cell>
          <table:table-cell office:value-type="string">
            <text:p>3832760470</text:p>
          </table:table-cell>
          <table:table-cell/>
          <table:table-cell office:value-type="float" office:value="31502">
            <text:p>31502</text:p>
          </table:table-cell>
        </table:table-row>
        <table:table-row table:style-name="ro1">
          <table:table-cell office:value-type="string">
            <text:p>Caldas</text:p>
          </table:table-cell>
          <table:table-cell office:value-type="string">
            <text:p>Loja</text:p>
          </table:table-cell>
          <table:table-cell office:value-type="string">
            <text:p>192.168.61.80</text:p>
          </table:table-cell>
          <table:table-cell office:value-type="string">
            <text:p>XeroxWorkCentre7242</text:p>
          </table:table-cell>
          <table:table-cell office:value-type="string">
            <text:p>3312859172</text:p>
          </table:table-cell>
          <table:table-cell office:value-type="float" office:value="200884">
            <text:p>200884</text:p>
          </table:table-cell>
          <table:table-cell office:value-type="float" office:value="178727">
            <text:p>178727</text:p>
          </table:table-cell>
        </table:table-row>
        <table:table-row table:style-name="ro1">
          <table:table-cell office:value-type="string">
            <text:p>Caldas</text:p>
          </table:table-cell>
          <table:table-cell office:value-type="string">
            <text:p>Armazém</text:p>
          </table:table-cell>
          <table:table-cell office:value-type="string">
            <text:p>192.168.61.81</text:p>
          </table:table-cell>
          <table:table-cell office:value-type="string">
            <text:p>XeroxPhaser3635MFP</text:p>
          </table:table-cell>
          <table:table-cell office:value-type="string">
            <text:p>3832758565</text:p>
          </table:table-cell>
          <table:table-cell/>
          <table:table-cell office:value-type="float" office:value="17644">
            <text:p>17644</text:p>
          </table:table-cell>
        </table:table-row>
        <table:table-row table:style-name="ro1">
          <table:table-cell office:value-type="string">
            <text:p>Carvalhos</text:p>
          </table:table-cell>
          <table:table-cell office:value-type="string">
            <text:p>Loja</text:p>
          </table:table-cell>
          <table:table-cell office:value-type="string">
            <text:p>192.168.58.80</text:p>
          </table:table-cell>
          <table:table-cell office:value-type="string">
            <text:p>XeroxWorkCentre7232</text:p>
          </table:table-cell>
          <table:table-cell office:value-type="string">
            <text:p>3312776382</text:p>
          </table:table-cell>
          <table:table-cell office:value-type="float" office:value="155693">
            <text:p>155693</text:p>
          </table:table-cell>
          <table:table-cell office:value-type="float" office:value="178156">
            <text:p>178156</text:p>
          </table:table-cell>
        </table:table-row>
        <table:table-row table:style-name="ro1">
          <table:table-cell office:value-type="string">
            <text:p>Carvalhos</text:p>
          </table:table-cell>
          <table:table-cell office:value-type="string">
            <text:p>Armazém</text:p>
          </table:table-cell>
          <table:table-cell office:value-type="string">
            <text:p>192.168.58.81</text:p>
          </table:table-cell>
          <table:table-cell office:value-type="string">
            <text:p>XeroxPhaser3635MFP</text:p>
          </table:table-cell>
          <table:table-cell office:value-type="string">
            <text:p>3832760497</text:p>
          </table:table-cell>
          <table:table-cell/>
          <table:table-cell office:value-type="float" office:value="31442">
            <text:p>31442</text:p>
          </table:table-cell>
        </table:table-row>
        <table:table-row table:style-name="ro1">
          <table:table-cell office:value-type="string">
            <text:p>Dragão</text:p>
          </table:table-cell>
          <table:table-cell office:value-type="string">
            <text:p>Loja</text:p>
          </table:table-cell>
          <table:table-cell office:value-type="string">
            <text:p>192.168.78.80</text:p>
          </table:table-cell>
          <table:table-cell office:value-type="string">
            <text:p>XeroxWorkCentre7242</text:p>
          </table:table-cell>
          <table:table-cell office:value-type="string">
            <text:p>3312728540</text:p>
          </table:table-cell>
          <table:table-cell office:value-type="float" office:value="231158">
            <text:p>231158</text:p>
          </table:table-cell>
          <table:table-cell office:value-type="float" office:value="313577">
            <text:p>313577</text:p>
          </table:table-cell>
        </table:table-row>
        <table:table-row table:style-name="ro1">
          <table:table-cell office:value-type="string">
            <text:p>Dragão</text:p>
          </table:table-cell>
          <table:table-cell office:value-type="string">
            <text:p>Armazém</text:p>
          </table:table-cell>
          <table:table-cell office:value-type="string">
            <text:p>192.168.78.81</text:p>
          </table:table-cell>
          <table:table-cell office:value-type="string">
            <text:p>XeroxPhaser3635MFP</text:p>
          </table:table-cell>
          <table:table-cell office:value-type="string">
            <text:p>3832761108</text:p>
          </table:table-cell>
          <table:table-cell/>
          <table:table-cell office:value-type="float" office:value="43607">
            <text:p>43607</text:p>
          </table:table-cell>
        </table:table-row>
        <table:table-row table:style-name="ro1">
          <table:table-cell office:value-type="string">
            <text:p>Dragão</text:p>
          </table:table-cell>
          <table:table-cell/>
          <table:table-cell office:value-type="string">
            <text:p>192.168.78.82</text:p>
          </table:table-cell>
          <table:table-cell office:value-type="string">
            <text:p>XeroxPhaser3635MFP</text:p>
          </table:table-cell>
          <table:table-cell office:value-type="string">
            <text:p>3832756902</text:p>
          </table:table-cell>
          <table:table-cell/>
          <table:table-cell office:value-type="float" office:value="73069">
            <text:p>73069</text:p>
          </table:table-cell>
        </table:table-row>
        <table:table-row table:style-name="ro1">
          <table:table-cell office:value-type="string">
            <text:p>Ermesinde</text:p>
          </table:table-cell>
          <table:table-cell office:value-type="string">
            <text:p>Loja</text:p>
          </table:table-cell>
          <table:table-cell office:value-type="string">
            <text:p>192.168.23.80</text:p>
          </table:table-cell>
          <table:table-cell office:value-type="string">
            <text:p>XeroxWC7120</text:p>
          </table:table-cell>
          <table:table-cell office:value-type="string">
            <text:p>3320058561</text:p>
          </table:table-cell>
          <table:table-cell office:value-type="float" office:value="88036">
            <text:p>88036</text:p>
          </table:table-cell>
          <table:table-cell office:value-type="float" office:value="44449">
            <text:p>44449</text:p>
          </table:table-cell>
        </table:table-row>
        <table:table-row table:style-name="ro1">
          <table:table-cell office:value-type="string">
            <text:p>Ermesinde</text:p>
          </table:table-cell>
          <table:table-cell office:value-type="string">
            <text:p>Armazém</text:p>
          </table:table-cell>
          <table:table-cell office:value-type="string">
            <text:p>192.168.23.81</text:p>
          </table:table-cell>
          <table:table-cell office:value-type="string">
            <text:p>XeroxPhaser3635MFP</text:p>
          </table:table-cell>
          <table:table-cell office:value-type="string">
            <text:p>3832761973</text:p>
          </table:table-cell>
          <table:table-cell/>
          <table:table-cell office:value-type="float" office:value="21589">
            <text:p>21589</text:p>
          </table:table-cell>
        </table:table-row>
        <table:table-row table:style-name="ro1">
          <table:table-cell office:value-type="string">
            <text:p>Famalicão</text:p>
          </table:table-cell>
          <table:table-cell office:value-type="string">
            <text:p>Loja</text:p>
          </table:table-cell>
          <table:table-cell office:value-type="string">
            <text:p>192.168.80.80</text:p>
          </table:table-cell>
          <table:table-cell office:value-type="string">
            <text:p>XeroxWorkCentre7232</text:p>
          </table:table-cell>
          <table:table-cell office:value-type="string">
            <text:p>3312776463</text:p>
          </table:table-cell>
          <table:table-cell office:value-type="float" office:value="258799">
            <text:p>258799</text:p>
          </table:table-cell>
          <table:table-cell office:value-type="float" office:value="226766">
            <text:p>226766</text:p>
          </table:table-cell>
        </table:table-row>
        <table:table-row table:style-name="ro1">
          <table:table-cell office:value-type="string">
            <text:p>Famalicão</text:p>
          </table:table-cell>
          <table:table-cell office:value-type="string">
            <text:p>Armazém</text:p>
          </table:table-cell>
          <table:table-cell office:value-type="string">
            <text:p>192.168.80.81</text:p>
          </table:table-cell>
          <table:table-cell office:value-type="string">
            <text:p>XeroxPhaser3635MFP</text:p>
          </table:table-cell>
          <table:table-cell office:value-type="string">
            <text:p>3832761078</text:p>
          </table:table-cell>
          <table:table-cell/>
          <table:table-cell office:value-type="float" office:value="52282">
            <text:p>52282</text:p>
          </table:table-cell>
        </table:table-row>
        <table:table-row table:style-name="ro1">
          <table:table-cell office:value-type="string">
            <text:p>Faro</text:p>
          </table:table-cell>
          <table:table-cell office:value-type="string">
            <text:p>Loja</text:p>
          </table:table-cell>
          <table:table-cell office:value-type="string">
            <text:p>192.168.127.80</text:p>
          </table:table-cell>
          <table:table-cell office:value-type="string">
            <text:p>XeroxWorkCentre7232</text:p>
          </table:table-cell>
          <table:table-cell office:value-type="string">
            <text:p>3312839260</text:p>
          </table:table-cell>
          <table:table-cell office:value-type="float" office:value="179856">
            <text:p>179856</text:p>
          </table:table-cell>
          <table:table-cell office:value-type="float" office:value="215310">
            <text:p>215310</text:p>
          </table:table-cell>
        </table:table-row>
        <table:table-row table:style-name="ro1">
          <table:table-cell office:value-type="string">
            <text:p>Faro</text:p>
          </table:table-cell>
          <table:table-cell office:value-type="string">
            <text:p>Armazém</text:p>
          </table:table-cell>
          <table:table-cell office:value-type="string">
            <text:p>192.168.127.81</text:p>
          </table:table-cell>
          <table:table-cell office:value-type="string">
            <text:p>XeroxPhaser3635MFP</text:p>
          </table:table-cell>
          <table:table-cell office:value-type="string">
            <text:p>3832753105</text:p>
          </table:table-cell>
          <table:table-cell/>
          <table:table-cell office:value-type="float" office:value="49903">
            <text:p>49903</text:p>
          </table:table-cell>
        </table:table-row>
        <table:table-row table:style-name="ro1">
          <table:table-cell office:value-type="string">
            <text:p>Faro</text:p>
          </table:table-cell>
          <table:table-cell/>
          <table:table-cell office:value-type="string">
            <text:p>192.168.127.82</text:p>
          </table:table-cell>
          <table:table-cell office:value-type="string">
            <text:p>XeroxPhaser3635MFP</text:p>
          </table:table-cell>
          <table:table-cell office:value-type="string">
            <text:p>3963253060</text:p>
          </table:table-cell>
          <table:table-cell/>
          <table:table-cell office:value-type="float" office:value="3997">
            <text:p>3997</text:p>
          </table:table-cell>
        </table:table-row>
        <table:table-row table:style-name="ro1">
          <table:table-cell office:value-type="string">
            <text:p>Fórum Coimbra</text:p>
          </table:table-cell>
          <table:table-cell office:value-type="string">
            <text:p>Loja</text:p>
          </table:table-cell>
          <table:table-cell office:value-type="string">
            <text:p>192.168.115.80</text:p>
          </table:table-cell>
          <table:table-cell office:value-type="string">
            <text:p>XeroxWorkCentre7232</text:p>
          </table:table-cell>
          <table:table-cell office:value-type="string">
            <text:p>3312839660</text:p>
          </table:table-cell>
          <table:table-cell office:value-type="float" office:value="191707">
            <text:p>191707</text:p>
          </table:table-cell>
          <table:table-cell office:value-type="float" office:value="165972">
            <text:p>165972</text:p>
          </table:table-cell>
        </table:table-row>
        <table:table-row table:style-name="ro1">
          <table:table-cell office:value-type="string">
            <text:p>Fórum Coimbra</text:p>
          </table:table-cell>
          <table:table-cell office:value-type="string">
            <text:p>Armazém</text:p>
          </table:table-cell>
          <table:table-cell office:value-type="string">
            <text:p>192.168.115.81</text:p>
          </table:table-cell>
          <table:table-cell office:value-type="string">
            <text:p>XeroxPhaser3635MFP</text:p>
          </table:table-cell>
          <table:table-cell office:value-type="string">
            <text:p>3832752729</text:p>
          </table:table-cell>
          <table:table-cell/>
          <table:table-cell office:value-type="float" office:value="41034">
            <text:p>41034</text:p>
          </table:table-cell>
        </table:table-row>
        <table:table-row table:style-name="ro1">
          <table:table-cell office:value-type="string">
            <text:p>Gaia</text:p>
          </table:table-cell>
          <table:table-cell office:value-type="string">
            <text:p>Loja</text:p>
          </table:table-cell>
          <table:table-cell office:value-type="string">
            <text:p>192.168.74.80</text:p>
          </table:table-cell>
          <table:table-cell office:value-type="string">
            <text:p>XeroxWorkCentre7242</text:p>
          </table:table-cell>
          <table:table-cell office:value-type="string">
            <text:p>3312730200</text:p>
          </table:table-cell>
          <table:table-cell office:value-type="float" office:value="209017">
            <text:p>209017</text:p>
          </table:table-cell>
          <table:table-cell office:value-type="float" office:value="237722">
            <text:p>237722</text:p>
          </table:table-cell>
        </table:table-row>
        <table:table-row table:style-name="ro1">
          <table:table-cell office:value-type="string">
            <text:p>Gaia</text:p>
          </table:table-cell>
          <table:table-cell office:value-type="string">
            <text:p>Armazém</text:p>
          </table:table-cell>
          <table:table-cell office:value-type="string">
            <text:p>192.168.74.81</text:p>
          </table:table-cell>
          <table:table-cell office:value-type="string">
            <text:p>XeroxPhaser3635MFP</text:p>
          </table:table-cell>
          <table:table-cell office:value-type="string">
            <text:p>3832761027</text:p>
          </table:table-cell>
          <table:table-cell/>
          <table:table-cell office:value-type="float" office:value="29879">
            <text:p>29879</text:p>
          </table:table-cell>
        </table:table-row>
        <table:table-row table:style-name="ro1">
          <table:table-cell office:value-type="string">
            <text:p>Guimarães</text:p>
          </table:table-cell>
          <table:table-cell office:value-type="string">
            <text:p>Loja</text:p>
          </table:table-cell>
          <table:table-cell office:value-type="string">
            <text:p>192.168.100.80</text:p>
          </table:table-cell>
          <table:table-cell office:value-type="string">
            <text:p>XeroxWorkCentre7232</text:p>
          </table:table-cell>
          <table:table-cell office:value-type="string">
            <text:p>3312839244</text:p>
          </table:table-cell>
          <table:table-cell office:value-type="float" office:value="243433">
            <text:p>243433</text:p>
          </table:table-cell>
          <table:table-cell office:value-type="float" office:value="235492">
            <text:p>235492</text:p>
          </table:table-cell>
        </table:table-row>
        <table:table-row table:style-name="ro1">
          <table:table-cell office:value-type="string">
            <text:p>Guimarães</text:p>
          </table:table-cell>
          <table:table-cell office:value-type="string">
            <text:p>Armazém</text:p>
          </table:table-cell>
          <table:table-cell office:value-type="string">
            <text:p>192.168.100.81</text:p>
          </table:table-cell>
          <table:table-cell office:value-type="string">
            <text:p>XeroxPhaser3635MFP</text:p>
          </table:table-cell>
          <table:table-cell office:value-type="string">
            <text:p>3832759669</text:p>
          </table:table-cell>
          <table:table-cell/>
          <table:table-cell office:value-type="float" office:value="36453">
            <text:p>36453</text:p>
          </table:table-cell>
        </table:table-row>
        <table:table-row table:style-name="ro1">
          <table:table-cell office:value-type="string">
            <text:p>Leiria</text:p>
          </table:table-cell>
          <table:table-cell office:value-type="string">
            <text:p>Loja</text:p>
          </table:table-cell>
          <table:table-cell office:value-type="string">
            <text:p>192.168.16.80</text:p>
          </table:table-cell>
          <table:table-cell office:value-type="string">
            <text:p>XeroxWorkCentre7232</text:p>
          </table:table-cell>
          <table:table-cell office:value-type="string">
            <text:p>3312784423</text:p>
          </table:table-cell>
          <table:table-cell office:value-type="float" office:value="220466">
            <text:p>220466</text:p>
          </table:table-cell>
          <table:table-cell office:value-type="float" office:value="208855">
            <text:p>208855</text:p>
          </table:table-cell>
        </table:table-row>
        <table:table-row table:style-name="ro1">
          <table:table-cell office:value-type="string">
            <text:p>Leiria</text:p>
          </table:table-cell>
          <table:table-cell office:value-type="string">
            <text:p>Armazém</text:p>
          </table:table-cell>
          <table:table-cell office:value-type="string">
            <text:p>192.168.16.81</text:p>
          </table:table-cell>
          <table:table-cell office:value-type="string">
            <text:p>XeroxPhaser3635MFP</text:p>
          </table:table-cell>
          <table:table-cell office:value-type="string">
            <text:p>3832759146</text:p>
          </table:table-cell>
          <table:table-cell/>
          <table:table-cell office:value-type="float" office:value="50539">
            <text:p>50539</text:p>
          </table:table-cell>
        </table:table-row>
        <table:table-row table:style-name="ro1">
          <table:table-cell office:value-type="string">
            <text:p>Loures</text:p>
          </table:table-cell>
          <table:table-cell office:value-type="string">
            <text:p>Loja</text:p>
          </table:table-cell>
          <table:table-cell office:value-type="string">
            <text:p>192.168.26.80</text:p>
          </table:table-cell>
          <table:table-cell office:value-type="string">
            <text:p>XeroxWorkCentre7242</text:p>
          </table:table-cell>
          <table:table-cell office:value-type="string">
            <text:p>3312705990</text:p>
          </table:table-cell>
          <table:table-cell office:value-type="float" office:value="223481">
            <text:p>223481</text:p>
          </table:table-cell>
          <table:table-cell office:value-type="float" office:value="219581">
            <text:p>219581</text:p>
          </table:table-cell>
        </table:table-row>
        <table:table-row table:style-name="ro1">
          <table:table-cell office:value-type="string">
            <text:p>Loures</text:p>
          </table:table-cell>
          <table:table-cell office:value-type="string">
            <text:p>Armazém</text:p>
          </table:table-cell>
          <table:table-cell office:value-type="string">
            <text:p>192.168.26.81</text:p>
          </table:table-cell>
          <table:table-cell office:value-type="string">
            <text:p>XeroxPhaser3635MFP</text:p>
          </table:table-cell>
          <table:table-cell office:value-type="string">
            <text:p>3832753121</text:p>
          </table:table-cell>
          <table:table-cell/>
          <table:table-cell office:value-type="float" office:value="63700">
            <text:p>63700</text:p>
          </table:table-cell>
        </table:table-row>
        <table:table-row table:style-name="ro1">
          <table:table-cell office:value-type="string">
            <text:p>Madeira Cancela</text:p>
          </table:table-cell>
          <table:table-cell office:value-type="string">
            <text:p>Loja</text:p>
          </table:table-cell>
          <table:table-cell office:value-type="string">
            <text:p>192.168.60.80</text:p>
          </table:table-cell>
          <table:table-cell office:value-type="string">
            <text:p>XeroxWorkCentre7242</text:p>
          </table:table-cell>
          <table:table-cell office:value-type="string">
            <text:p>3312803347</text:p>
          </table:table-cell>
          <table:table-cell office:value-type="float" office:value="209385">
            <text:p>209385</text:p>
          </table:table-cell>
          <table:table-cell office:value-type="float" office:value="358164">
            <text:p>358164</text:p>
          </table:table-cell>
        </table:table-row>
        <table:table-row table:style-name="ro1">
          <table:table-cell office:value-type="string">
            <text:p>Madeira Cancela</text:p>
          </table:table-cell>
          <table:table-cell office:value-type="string">
            <text:p>Armazém</text:p>
          </table:table-cell>
          <table:table-cell office:value-type="string">
            <text:p>192.168.60.81</text:p>
          </table:table-cell>
          <table:table-cell office:value-type="string">
            <text:p>XeroxPhaser3635MFP</text:p>
          </table:table-cell>
          <table:table-cell office:value-type="string">
            <text:p>3832756716</text:p>
          </table:table-cell>
          <table:table-cell/>
          <table:table-cell office:value-type="float" office:value="11186">
            <text:p>11186</text:p>
          </table:table-cell>
        </table:table-row>
        <table:table-row table:style-name="ro1">
          <table:table-cell office:value-type="string">
            <text:p>Madeira Forum</text:p>
          </table:table-cell>
          <table:table-cell office:value-type="string">
            <text:p>Loja</text:p>
          </table:table-cell>
          <table:table-cell office:value-type="string">
            <text:p>192.168.65.80</text:p>
          </table:table-cell>
          <table:table-cell office:value-type="string">
            <text:p>XeroxWorkCentre7242</text:p>
          </table:table-cell>
          <table:table-cell office:value-type="string">
            <text:p>3312800151</text:p>
          </table:table-cell>
          <table:table-cell office:value-type="float" office:value="217497">
            <text:p>217497</text:p>
          </table:table-cell>
          <table:table-cell office:value-type="float" office:value="261951">
            <text:p>261951</text:p>
          </table:table-cell>
        </table:table-row>
        <table:table-row table:style-name="ro1">
          <table:table-cell office:value-type="string">
            <text:p>Madeira Forum</text:p>
          </table:table-cell>
          <table:table-cell office:value-type="string">
            <text:p>Armazém</text:p>
          </table:table-cell>
          <table:table-cell office:value-type="string">
            <text:p>192.168.65.81</text:p>
          </table:table-cell>
          <table:table-cell office:value-type="string">
            <text:p>XeroxPhaser3635MFP</text:p>
          </table:table-cell>
          <table:table-cell office:value-type="string">
            <text:p>3832760080</text:p>
          </table:table-cell>
          <table:table-cell/>
          <table:table-cell office:value-type="float" office:value="27783">
            <text:p>27783</text:p>
          </table:table-cell>
        </table:table-row>
        <table:table-row table:style-name="ro1">
          <table:table-cell office:value-type="string">
            <text:p>Mafra</text:p>
          </table:table-cell>
          <table:table-cell office:value-type="string">
            <text:p>Loja</text:p>
          </table:table-cell>
          <table:table-cell office:value-type="string">
            <text:p>192.168.28.80</text:p>
          </table:table-cell>
          <table:table-cell office:value-type="string">
            <text:p>XeroxWC7120</text:p>
          </table:table-cell>
          <table:table-cell office:value-type="string">
            <text:p>3322995635</text:p>
          </table:table-cell>
          <table:table-cell office:value-type="float" office:value="4425">
            <text:p>4425</text:p>
          </table:table-cell>
          <table:table-cell office:value-type="float" office:value="1964">
            <text:p>1964</text:p>
          </table:table-cell>
        </table:table-row>
        <table:table-row table:style-name="ro1">
          <table:table-cell office:value-type="string">
            <text:p>Mafra</text:p>
          </table:table-cell>
          <table:table-cell table:number-columns-repeated="6"/>
        </table:table-row>
        <table:table-row table:style-name="ro1">
          <table:table-cell office:value-type="string">
            <text:p>Maia</text:p>
          </table:table-cell>
          <table:table-cell office:value-type="string">
            <text:p>Loja</text:p>
          </table:table-cell>
          <table:table-cell office:value-type="string">
            <text:p>192.168.73.80</text:p>
          </table:table-cell>
          <table:table-cell office:value-type="string">
            <text:p>XeroxWorkCentre7242</text:p>
          </table:table-cell>
          <table:table-cell office:value-type="string">
            <text:p>3312839597</text:p>
          </table:table-cell>
          <table:table-cell office:value-type="float" office:value="308741">
            <text:p>308741</text:p>
          </table:table-cell>
          <table:table-cell office:value-type="float" office:value="413460">
            <text:p>413460</text:p>
          </table:table-cell>
        </table:table-row>
        <table:table-row table:style-name="ro1">
          <table:table-cell office:value-type="string">
            <text:p>Maia</text:p>
          </table:table-cell>
          <table:table-cell office:value-type="string">
            <text:p>Armazém</text:p>
          </table:table-cell>
          <table:table-cell office:value-type="string">
            <text:p>192.168.73.82</text:p>
          </table:table-cell>
          <table:table-cell office:value-type="string">
            <text:p>XeroxPhaser3635MFP</text:p>
          </table:table-cell>
          <table:table-cell office:value-type="string">
            <text:p>3832759685</text:p>
          </table:table-cell>
          <table:table-cell/>
          <table:table-cell office:value-type="float" office:value="53413">
            <text:p>53413</text:p>
          </table:table-cell>
        </table:table-row>
        <table:table-row table:style-name="ro1">
          <table:table-cell office:value-type="string">
            <text:p>Maia</text:p>
          </table:table-cell>
          <table:table-cell office:value-type="string">
            <text:p>TIC</text:p>
          </table:table-cell>
          <table:table-cell office:value-type="string">
            <text:p>192.168.72.86</text:p>
          </table:table-cell>
          <table:table-cell office:value-type="string">
            <text:p>XeroxWorkCentre7232</text:p>
          </table:table-cell>
          <table:table-cell office:value-type="string">
            <text:p>3312631570</text:p>
          </table:table-cell>
          <table:table-cell office:value-type="float" office:value="47084">
            <text:p>47084</text:p>
          </table:table-cell>
          <table:table-cell office:value-type="float" office:value="91586">
            <text:p>91586</text:p>
          </table:table-cell>
        </table:table-row>
        <table:table-row table:style-name="ro1">
          <table:table-cell office:value-type="string">
            <text:p>Marshopping</text:p>
          </table:table-cell>
          <table:table-cell office:value-type="string">
            <text:p>Loja</text:p>
          </table:table-cell>
          <table:table-cell office:value-type="string">
            <text:p>192.168.68.80</text:p>
          </table:table-cell>
          <table:table-cell office:value-type="string">
            <text:p>XeroxWorkCentre7242</text:p>
          </table:table-cell>
          <table:table-cell office:value-type="string">
            <text:p>3312626410</text:p>
          </table:table-cell>
          <table:table-cell office:value-type="float" office:value="244720">
            <text:p>244720</text:p>
          </table:table-cell>
          <table:table-cell office:value-type="float" office:value="374321">
            <text:p>374321</text:p>
          </table:table-cell>
        </table:table-row>
        <table:table-row table:style-name="ro1">
          <table:table-cell office:value-type="string">
            <text:p>Marshopping</text:p>
          </table:table-cell>
          <table:table-cell office:value-type="string">
            <text:p>Armazém</text:p>
          </table:table-cell>
          <table:table-cell office:value-type="string">
            <text:p>192.168.69.81</text:p>
          </table:table-cell>
          <table:table-cell office:value-type="string">
            <text:p>XeroxPhaser3635MFP</text:p>
          </table:table-cell>
          <table:table-cell office:value-type="string">
            <text:p>3832761019</text:p>
          </table:table-cell>
          <table:table-cell/>
          <table:table-cell office:value-type="float" office:value="47417">
            <text:p>47417</text:p>
          </table:table-cell>
        </table:table-row>
        <table:table-row table:style-name="ro1">
          <table:table-cell office:value-type="string">
            <text:p>Marshopping</text:p>
          </table:table-cell>
          <table:table-cell office:value-type="string">
            <text:p>SPV</text:p>
          </table:table-cell>
          <table:table-cell office:value-type="string">
            <text:p>192.168.69.132</text:p>
          </table:table-cell>
          <table:table-cell office:value-type="string">
            <text:p>XeroxPhaser3635MFP</text:p>
          </table:table-cell>
          <table:table-cell office:value-type="string">
            <text:p>3832751986</text:p>
          </table:table-cell>
          <table:table-cell/>
          <table:table-cell office:value-type="float" office:value="77317">
            <text:p>77317</text:p>
          </table:table-cell>
        </table:table-row>
        <table:table-row table:style-name="ro1">
          <table:table-cell office:value-type="string">
            <text:p>Mondego</text:p>
          </table:table-cell>
          <table:table-cell office:value-type="string">
            <text:p>Loja</text:p>
          </table:table-cell>
          <table:table-cell office:value-type="string">
            <text:p>192.168.30.80</text:p>
          </table:table-cell>
          <table:table-cell office:value-type="string">
            <text:p>XeroxWorkCentre7242</text:p>
          </table:table-cell>
          <table:table-cell office:value-type="string">
            <text:p>3312818000</text:p>
          </table:table-cell>
          <table:table-cell office:value-type="float" office:value="161264">
            <text:p>161264</text:p>
          </table:table-cell>
          <table:table-cell office:value-type="float" office:value="156321">
            <text:p>156321</text:p>
          </table:table-cell>
        </table:table-row>
        <table:table-row table:style-name="ro1">
          <table:table-cell office:value-type="string">
            <text:p>Mondego</text:p>
          </table:table-cell>
          <table:table-cell office:value-type="string">
            <text:p>Armazém</text:p>
          </table:table-cell>
          <table:table-cell office:value-type="string">
            <text:p>192.168.30.81</text:p>
          </table:table-cell>
          <table:table-cell office:value-type="string">
            <text:p>XeroxPhaser3635MFP</text:p>
          </table:table-cell>
          <table:table-cell office:value-type="string">
            <text:p>3832753040</text:p>
          </table:table-cell>
          <table:table-cell/>
          <table:table-cell office:value-type="float" office:value="62602">
            <text:p>62602</text:p>
          </table:table-cell>
        </table:table-row>
        <table:table-row table:style-name="ro1">
          <table:table-cell office:value-type="string">
            <text:p>Montijo</text:p>
          </table:table-cell>
          <table:table-cell office:value-type="string">
            <text:p>Loja</text:p>
          </table:table-cell>
          <table:table-cell office:value-type="string">
            <text:p>192.168.35.80</text:p>
          </table:table-cell>
          <table:table-cell office:value-type="string">
            <text:p>XeroxWorkCentre7242</text:p>
          </table:table-cell>
          <table:table-cell office:value-type="string">
            <text:p>3312819073</text:p>
          </table:table-cell>
          <table:table-cell office:value-type="float" office:value="199825">
            <text:p>199825</text:p>
          </table:table-cell>
          <table:table-cell office:value-type="float" office:value="187489">
            <text:p>187489</text:p>
          </table:table-cell>
        </table:table-row>
        <table:table-row table:style-name="ro1">
          <table:table-cell office:value-type="string">
            <text:p>Montijo</text:p>
          </table:table-cell>
          <table:table-cell office:value-type="string">
            <text:p>Armazém</text:p>
          </table:table-cell>
          <table:table-cell office:value-type="string">
            <text:p>192.168.35.81</text:p>
          </table:table-cell>
          <table:table-cell office:value-type="string">
            <text:p>XeroxPhaser3635MFP</text:p>
          </table:table-cell>
          <table:table-cell office:value-type="string">
            <text:p>3832758573</text:p>
          </table:table-cell>
          <table:table-cell/>
          <table:table-cell office:value-type="float" office:value="44422">
            <text:p>44422</text:p>
          </table:table-cell>
        </table:table-row>
        <table:table-row table:style-name="ro1">
          <table:table-cell office:value-type="string">
            <text:p>NorteShopping</text:p>
          </table:table-cell>
          <table:table-cell office:value-type="string">
            <text:p>Loja</text:p>
          </table:table-cell>
          <table:table-cell office:value-type="string">
            <text:p>192.168.9.80</text:p>
          </table:table-cell>
          <table:table-cell office:value-type="string">
            <text:p>XeroxWorkCentre7232</text:p>
          </table:table-cell>
          <table:table-cell office:value-type="string">
            <text:p>3312839104</text:p>
          </table:table-cell>
          <table:table-cell office:value-type="float" office:value="182319">
            <text:p>182319</text:p>
          </table:table-cell>
          <table:table-cell office:value-type="float" office:value="275034">
            <text:p>275034</text:p>
          </table:table-cell>
        </table:table-row>
        <table:table-row table:style-name="ro1">
          <table:table-cell office:value-type="string">
            <text:p>NorteShopping</text:p>
          </table:table-cell>
          <table:table-cell office:value-type="string">
            <text:p>Armazém</text:p>
          </table:table-cell>
          <table:table-cell office:value-type="string">
            <text:p>192.168.9.81</text:p>
          </table:table-cell>
          <table:table-cell office:value-type="string">
            <text:p>XeroxPhaser3635MFP</text:p>
          </table:table-cell>
          <table:table-cell office:value-type="string">
            <text:p>3832761051</text:p>
          </table:table-cell>
          <table:table-cell/>
          <table:table-cell office:value-type="float" office:value="35702">
            <text:p>35702</text:p>
          </table:table-cell>
        </table:table-row>
        <table:table-row table:style-name="ro1">
          <table:table-cell office:value-type="string">
            <text:p>Olivais</text:p>
          </table:table-cell>
          <table:table-cell office:value-type="string">
            <text:p>Loja</text:p>
          </table:table-cell>
          <table:table-cell office:value-type="string">
            <text:p>192.168.59.80</text:p>
          </table:table-cell>
          <table:table-cell office:value-type="string">
            <text:p>XeroxWorkCentre7242</text:p>
          </table:table-cell>
          <table:table-cell office:value-type="string">
            <text:p>3312862602</text:p>
          </table:table-cell>
          <table:table-cell office:value-type="float" office:value="200363">
            <text:p>200363</text:p>
          </table:table-cell>
          <table:table-cell office:value-type="float" office:value="241110">
            <text:p>241110</text:p>
          </table:table-cell>
        </table:table-row>
        <table:table-row table:style-name="ro1">
          <table:table-cell office:value-type="string">
            <text:p>Olivais</text:p>
          </table:table-cell>
          <table:table-cell office:value-type="string">
            <text:p>Armazém</text:p>
          </table:table-cell>
          <table:table-cell office:value-type="string">
            <text:p>192.168.59.81</text:p>
          </table:table-cell>
          <table:table-cell office:value-type="string">
            <text:p>XeroxPhaser3635MFP</text:p>
          </table:table-cell>
          <table:table-cell office:value-type="string">
            <text:p>3832752761</text:p>
          </table:table-cell>
          <table:table-cell/>
          <table:table-cell office:value-type="float" office:value="82784">
            <text:p>82784</text:p>
          </table:table-cell>
        </table:table-row>
        <table:table-row table:style-name="ro1">
          <table:table-cell office:value-type="string">
            <text:p>Ovar</text:p>
          </table:table-cell>
          <table:table-cell office:value-type="string">
            <text:p>Loja</text:p>
          </table:table-cell>
          <table:table-cell office:value-type="string">
            <text:p>192.168.122.80</text:p>
          </table:table-cell>
          <table:table-cell office:value-type="string">
            <text:p>XeroxWorkCentre7242</text:p>
          </table:table-cell>
          <table:table-cell office:value-type="string">
            <text:p>3312818930</text:p>
          </table:table-cell>
          <table:table-cell office:value-type="float" office:value="183908">
            <text:p>183908</text:p>
          </table:table-cell>
          <table:table-cell office:value-type="float" office:value="215083">
            <text:p>215083</text:p>
          </table:table-cell>
        </table:table-row>
        <table:table-row table:style-name="ro1">
          <table:table-cell office:value-type="string">
            <text:p>Ovar</text:p>
          </table:table-cell>
          <table:table-cell office:value-type="string">
            <text:p>Armazém</text:p>
          </table:table-cell>
          <table:table-cell office:value-type="string">
            <text:p>192.168.122.81</text:p>
          </table:table-cell>
          <table:table-cell office:value-type="string">
            <text:p>XeroxPhaser3635MFP</text:p>
          </table:table-cell>
          <table:table-cell office:value-type="string">
            <text:p>3832761116</text:p>
          </table:table-cell>
          <table:table-cell/>
          <table:table-cell office:value-type="float" office:value="30715">
            <text:p>30715</text:p>
          </table:table-cell>
        </table:table-row>
        <table:table-row table:style-name="ro1">
          <table:table-cell office:value-type="string">
            <text:p>Portimão</text:p>
          </table:table-cell>
          <table:table-cell office:value-type="string">
            <text:p>Loja</text:p>
          </table:table-cell>
          <table:table-cell office:value-type="string">
            <text:p>192.168.117.80</text:p>
          </table:table-cell>
          <table:table-cell office:value-type="string">
            <text:p>XeroxWorkCentre7232</text:p>
          </table:table-cell>
          <table:table-cell office:value-type="string">
            <text:p>3312779489</text:p>
          </table:table-cell>
          <table:table-cell office:value-type="float" office:value="164821">
            <text:p>164821</text:p>
          </table:table-cell>
          <table:table-cell office:value-type="float" office:value="249685">
            <text:p>249685</text:p>
          </table:table-cell>
        </table:table-row>
        <table:table-row table:style-name="ro1">
          <table:table-cell office:value-type="string">
            <text:p>Portimão</text:p>
          </table:table-cell>
          <table:table-cell office:value-type="string">
            <text:p>Armazém</text:p>
          </table:table-cell>
          <table:table-cell office:value-type="string">
            <text:p>192.168.117.81</text:p>
          </table:table-cell>
          <table:table-cell office:value-type="string">
            <text:p>XeroxPhaser3635MFP</text:p>
          </table:table-cell>
          <table:table-cell office:value-type="string">
            <text:p>3832759120</text:p>
          </table:table-cell>
          <table:table-cell/>
          <table:table-cell office:value-type="float" office:value="96021">
            <text:p>96021</text:p>
          </table:table-cell>
        </table:table-row>
        <table:table-row table:style-name="ro1">
          <table:table-cell office:value-type="string">
            <text:p>Porto De Mos</text:p>
          </table:table-cell>
          <table:table-cell office:value-type="string">
            <text:p>Loja</text:p>
          </table:table-cell>
          <table:table-cell office:value-type="string">
            <text:p>192.168.22.80</text:p>
          </table:table-cell>
          <table:table-cell office:value-type="string">
            <text:p>XeroxWC7120</text:p>
          </table:table-cell>
          <table:table-cell office:value-type="string">
            <text:p>3320044056</text:p>
          </table:table-cell>
          <table:table-cell office:value-type="float" office:value="53594">
            <text:p>53594</text:p>
          </table:table-cell>
          <table:table-cell office:value-type="float" office:value="27133">
            <text:p>27133</text:p>
          </table:table-cell>
        </table:table-row>
        <table:table-row table:style-name="ro1">
          <table:table-cell office:value-type="string">
            <text:p>Porto De Mos</text:p>
          </table:table-cell>
          <table:table-cell office:value-type="string">
            <text:p>Armazém</text:p>
          </table:table-cell>
          <table:table-cell office:value-type="string">
            <text:p>192.168.22.81</text:p>
          </table:table-cell>
          <table:table-cell office:value-type="string">
            <text:p>XeroxPhaser3635MFP</text:p>
          </table:table-cell>
          <table:table-cell office:value-type="string">
            <text:p>3832767378</text:p>
          </table:table-cell>
          <table:table-cell/>
          <table:table-cell office:value-type="float" office:value="7318">
            <text:p>7318</text:p>
          </table:table-cell>
        </table:table-row>
        <table:table-row table:style-name="ro1">
          <table:table-cell office:value-type="string">
            <text:p>S. Miguel</text:p>
          </table:table-cell>
          <table:table-cell office:value-type="string">
            <text:p>Loja</text:p>
          </table:table-cell>
          <table:table-cell office:value-type="string">
            <text:p>192.168.40.80</text:p>
          </table:table-cell>
          <table:table-cell office:value-type="string">
            <text:p>XeroxWorkCentre7242</text:p>
          </table:table-cell>
          <table:table-cell office:value-type="string">
            <text:p>3312818255</text:p>
          </table:table-cell>
          <table:table-cell office:value-type="float" office:value="185957">
            <text:p>185957</text:p>
          </table:table-cell>
          <table:table-cell office:value-type="float" office:value="277135">
            <text:p>277135</text:p>
          </table:table-cell>
        </table:table-row>
        <table:table-row table:style-name="ro1">
          <table:table-cell office:value-type="string">
            <text:p>S. Miguel</text:p>
          </table:table-cell>
          <table:table-cell office:value-type="string">
            <text:p>Armazém</text:p>
          </table:table-cell>
          <table:table-cell office:value-type="string">
            <text:p>192.168.40.81</text:p>
          </table:table-cell>
          <table:table-cell office:value-type="string">
            <text:p>XeroxPhaser3635MFP</text:p>
          </table:table-cell>
          <table:table-cell office:value-type="string">
            <text:p>3832767343</text:p>
          </table:table-cell>
          <table:table-cell/>
          <table:table-cell office:value-type="float" office:value="39473">
            <text:p>39473</text:p>
          </table:table-cell>
        </table:table-row>
        <table:table-row table:style-name="ro1">
          <table:table-cell office:value-type="string">
            <text:p>Santarém</text:p>
          </table:table-cell>
          <table:table-cell office:value-type="string">
            <text:p>Loja</text:p>
          </table:table-cell>
          <table:table-cell office:value-type="string">
            <text:p>192.168.57.80</text:p>
          </table:table-cell>
          <table:table-cell office:value-type="string">
            <text:p>XeroxWorkCentre7242</text:p>
          </table:table-cell>
          <table:table-cell office:value-type="string">
            <text:p>3312819138</text:p>
          </table:table-cell>
          <table:table-cell office:value-type="float" office:value="197606">
            <text:p>197606</text:p>
          </table:table-cell>
          <table:table-cell office:value-type="float" office:value="178699">
            <text:p>178699</text:p>
          </table:table-cell>
        </table:table-row>
        <table:table-row table:style-name="ro1">
          <table:table-cell office:value-type="string">
            <text:p>Santarém</text:p>
          </table:table-cell>
          <table:table-cell office:value-type="string">
            <text:p>Armazém</text:p>
          </table:table-cell>
          <table:table-cell office:value-type="string">
            <text:p>192.168.57.81</text:p>
          </table:table-cell>
          <table:table-cell office:value-type="string">
            <text:p>XeroxPhaser3635MFP</text:p>
          </table:table-cell>
          <table:table-cell office:value-type="string">
            <text:p>3832758816</text:p>
          </table:table-cell>
          <table:table-cell/>
          <table:table-cell office:value-type="float" office:value="48977">
            <text:p>48977</text:p>
          </table:table-cell>
        </table:table-row>
        <table:table-row table:style-name="ro1">
          <table:table-cell office:value-type="string">
            <text:p>Setúbal</text:p>
          </table:table-cell>
          <table:table-cell office:value-type="string">
            <text:p>Loja</text:p>
          </table:table-cell>
          <table:table-cell office:value-type="string">
            <text:p>192.168.45.80</text:p>
          </table:table-cell>
          <table:table-cell office:value-type="string">
            <text:p>XeroxWorkCentre7242</text:p>
          </table:table-cell>
          <table:table-cell office:value-type="string">
            <text:p>3312817801</text:p>
          </table:table-cell>
          <table:table-cell office:value-type="float" office:value="248393">
            <text:p>248393</text:p>
          </table:table-cell>
          <table:table-cell office:value-type="float" office:value="267238">
            <text:p>267238</text:p>
          </table:table-cell>
        </table:table-row>
        <table:table-row table:style-name="ro1">
          <table:table-cell office:value-type="string">
            <text:p>Setúbal</text:p>
          </table:table-cell>
          <table:table-cell office:value-type="string">
            <text:p>Armazém</text:p>
          </table:table-cell>
          <table:table-cell office:value-type="string">
            <text:p>192.168.45.81</text:p>
          </table:table-cell>
          <table:table-cell office:value-type="string">
            <text:p>XeroxPhaser3635MFP</text:p>
          </table:table-cell>
          <table:table-cell office:value-type="string">
            <text:p>3832756970</text:p>
          </table:table-cell>
          <table:table-cell/>
          <table:table-cell office:value-type="float" office:value="75136">
            <text:p>75136</text:p>
          </table:table-cell>
        </table:table-row>
        <table:table-row table:style-name="ro1">
          <table:table-cell office:value-type="string">
            <text:p>Sintra</text:p>
          </table:table-cell>
          <table:table-cell office:value-type="string">
            <text:p>Loja</text:p>
          </table:table-cell>
          <table:table-cell office:value-type="string">
            <text:p>192.168.11.80</text:p>
          </table:table-cell>
          <table:table-cell office:value-type="string">
            <text:p>XeroxWorkCentre7232</text:p>
          </table:table-cell>
          <table:table-cell office:value-type="string">
            <text:p>3312775963</text:p>
          </table:table-cell>
          <table:table-cell office:value-type="float" office:value="274061">
            <text:p>274061</text:p>
          </table:table-cell>
          <table:table-cell office:value-type="float" office:value="358719">
            <text:p>358719</text:p>
          </table:table-cell>
        </table:table-row>
        <table:table-row table:style-name="ro1">
          <table:table-cell office:value-type="string">
            <text:p>Sintra</text:p>
          </table:table-cell>
          <table:table-cell office:value-type="string">
            <text:p>Armazém</text:p>
          </table:table-cell>
          <table:table-cell office:value-type="string">
            <text:p>192.168.11.81</text:p>
          </table:table-cell>
          <table:table-cell office:value-type="string">
            <text:p>XeroxPhaser3635MFP</text:p>
          </table:table-cell>
          <table:table-cell office:value-type="string">
            <text:p>3832759081</text:p>
          </table:table-cell>
          <table:table-cell/>
          <table:table-cell office:value-type="float" office:value="74824">
            <text:p>74824</text:p>
          </table:table-cell>
        </table:table-row>
        <table:table-row table:style-name="ro1">
          <table:table-cell office:value-type="string">
            <text:p>Sintra</text:p>
          </table:table-cell>
          <table:table-cell/>
          <table:table-cell office:value-type="string">
            <text:p>192.168.11.82</text:p>
          </table:table-cell>
          <table:table-cell office:value-type="string">
            <text:p>XeroxPhaser3635MFP</text:p>
          </table:table-cell>
          <table:table-cell office:value-type="string">
            <text:p>3963253043</text:p>
          </table:table-cell>
          <table:table-cell/>
          <table:table-cell office:value-type="float" office:value="5897">
            <text:p>5897</text:p>
          </table:table-cell>
        </table:table-row>
        <table:table-row table:style-name="ro1">
          <table:table-cell office:value-type="string">
            <text:p>Terceira</text:p>
          </table:table-cell>
          <table:table-cell office:value-type="string">
            <text:p>Loja</text:p>
          </table:table-cell>
          <table:table-cell office:value-type="string">
            <text:p>192.168.111.80</text:p>
          </table:table-cell>
          <table:table-cell office:value-type="string">
            <text:p>XeroxWorkCentre7232</text:p>
          </table:table-cell>
          <table:table-cell office:value-type="string">
            <text:p>3312839287</text:p>
          </table:table-cell>
          <table:table-cell office:value-type="float" office:value="141383">
            <text:p>141383</text:p>
          </table:table-cell>
          <table:table-cell office:value-type="float" office:value="183291">
            <text:p>183291</text:p>
          </table:table-cell>
        </table:table-row>
        <table:table-row table:style-name="ro1">
          <table:table-cell office:value-type="string">
            <text:p>Terceira</text:p>
          </table:table-cell>
          <table:table-cell office:value-type="string">
            <text:p>Armazém</text:p>
          </table:table-cell>
          <table:table-cell office:value-type="string">
            <text:p>192.168.111.81</text:p>
          </table:table-cell>
          <table:table-cell office:value-type="string">
            <text:p>XeroxPhaser3635MFP</text:p>
          </table:table-cell>
          <table:table-cell office:value-type="string">
            <text:p>3832759863</text:p>
          </table:table-cell>
          <table:table-cell/>
          <table:table-cell office:value-type="float" office:value="9591">
            <text:p>9591</text:p>
          </table:table-cell>
        </table:table-row>
        <table:table-row table:style-name="ro1">
          <table:table-cell office:value-type="string">
            <text:p>Tondela</text:p>
          </table:table-cell>
          <table:table-cell office:value-type="string">
            <text:p>Loja</text:p>
          </table:table-cell>
          <table:table-cell office:value-type="string">
            <text:p>192.168.105.80</text:p>
          </table:table-cell>
          <table:table-cell office:value-type="string">
            <text:p>XeroxWorkCentre7232</text:p>
          </table:table-cell>
          <table:table-cell office:value-type="string">
            <text:p>3312839570</text:p>
          </table:table-cell>
          <table:table-cell office:value-type="float" office:value="138057">
            <text:p>138057</text:p>
          </table:table-cell>
          <table:table-cell office:value-type="float" office:value="199002">
            <text:p>199002</text:p>
          </table:table-cell>
        </table:table-row>
        <table:table-row table:style-name="ro1">
          <table:table-cell office:value-type="string">
            <text:p>Tondela</text:p>
          </table:table-cell>
          <table:table-cell office:value-type="string">
            <text:p>Armazém</text:p>
          </table:table-cell>
          <table:table-cell office:value-type="string">
            <text:p>192.168.105.81</text:p>
          </table:table-cell>
          <table:table-cell office:value-type="string">
            <text:p>XeroxPhaser3635MFP</text:p>
          </table:table-cell>
          <table:table-cell office:value-type="string">
            <text:p>3832759162</text:p>
          </table:table-cell>
          <table:table-cell/>
          <table:table-cell office:value-type="float" office:value="36870">
            <text:p>36870</text:p>
          </table:table-cell>
        </table:table-row>
        <table:table-row table:style-name="ro1">
          <table:table-cell office:value-type="string">
            <text:p>Torres Novas</text:p>
          </table:table-cell>
          <table:table-cell office:value-type="string">
            <text:p>Loja</text:p>
          </table:table-cell>
          <table:table-cell office:value-type="string">
            <text:p>192.168.103.80</text:p>
          </table:table-cell>
          <table:table-cell office:value-type="string">
            <text:p>XeroxWorkCentre7232</text:p>
          </table:table-cell>
          <table:table-cell office:value-type="string">
            <text:p>3312836202</text:p>
          </table:table-cell>
          <table:table-cell office:value-type="float" office:value="175603">
            <text:p>175603</text:p>
          </table:table-cell>
          <table:table-cell office:value-type="float" office:value="163410">
            <text:p>163410</text:p>
          </table:table-cell>
        </table:table-row>
        <table:table-row table:style-name="ro1">
          <table:table-cell office:value-type="string">
            <text:p>Torres Novas</text:p>
          </table:table-cell>
          <table:table-cell office:value-type="string">
            <text:p>Armazém</text:p>
          </table:table-cell>
          <table:table-cell office:value-type="string">
            <text:p>192.168.103.81</text:p>
          </table:table-cell>
          <table:table-cell office:value-type="string">
            <text:p>XeroxPhaser3635MFP</text:p>
          </table:table-cell>
          <table:table-cell office:value-type="string">
            <text:p>3832755680</text:p>
          </table:table-cell>
          <table:table-cell/>
          <table:table-cell office:value-type="float" office:value="48729">
            <text:p>48729</text:p>
          </table:table-cell>
        </table:table-row>
        <table:table-row table:style-name="ro1">
          <table:table-cell office:value-type="string">
            <text:p>Viana</text:p>
          </table:table-cell>
          <table:table-cell office:value-type="string">
            <text:p>Loja</text:p>
          </table:table-cell>
          <table:table-cell office:value-type="string">
            <text:p>192.168.120.80</text:p>
          </table:table-cell>
          <table:table-cell office:value-type="string">
            <text:p>XeroxWorkCentre7232</text:p>
          </table:table-cell>
          <table:table-cell office:value-type="string">
            <text:p>3312839619</text:p>
          </table:table-cell>
          <table:table-cell office:value-type="float" office:value="219922">
            <text:p>219922</text:p>
          </table:table-cell>
          <table:table-cell office:value-type="float" office:value="245851">
            <text:p>245851</text:p>
          </table:table-cell>
        </table:table-row>
        <table:table-row table:style-name="ro1">
          <table:table-cell office:value-type="string">
            <text:p>Viana</text:p>
          </table:table-cell>
          <table:table-cell office:value-type="string">
            <text:p>Armazém</text:p>
          </table:table-cell>
          <table:table-cell office:value-type="string">
            <text:p>192.168.120.81</text:p>
          </table:table-cell>
          <table:table-cell office:value-type="string">
            <text:p>XeroxPhaser3635MFP</text:p>
          </table:table-cell>
          <table:table-cell office:value-type="string">
            <text:p>3832756449</text:p>
          </table:table-cell>
          <table:table-cell/>
          <table:table-cell office:value-type="float" office:value="49772">
            <text:p>49772</text:p>
          </table:table-cell>
        </table:table-row>
        <table:table-row table:style-name="ro1">
          <table:table-cell office:value-type="string">
            <text:p>Vila Real</text:p>
          </table:table-cell>
          <table:table-cell office:value-type="string">
            <text:p>Loja</text:p>
          </table:table-cell>
          <table:table-cell office:value-type="string">
            <text:p>192.168.75.80</text:p>
          </table:table-cell>
          <table:table-cell office:value-type="string">
            <text:p>XeroxWorkCentre7232</text:p>
          </table:table-cell>
          <table:table-cell office:value-type="string">
            <text:p>3312839023</text:p>
          </table:table-cell>
          <table:table-cell office:value-type="float" office:value="237349">
            <text:p>237349</text:p>
          </table:table-cell>
          <table:table-cell office:value-type="float" office:value="277125">
            <text:p>277125</text:p>
          </table:table-cell>
        </table:table-row>
        <table:table-row table:style-name="ro1">
          <table:table-cell office:value-type="string">
            <text:p>Vila Real</text:p>
          </table:table-cell>
          <table:table-cell office:value-type="string">
            <text:p>Armazém</text:p>
          </table:table-cell>
          <table:table-cell office:value-type="string">
            <text:p>192.168.75.81</text:p>
          </table:table-cell>
          <table:table-cell office:value-type="string">
            <text:p>XeroxPhaser3635MFP</text:p>
          </table:table-cell>
          <table:table-cell office:value-type="string">
            <text:p>3832759707</text:p>
          </table:table-cell>
          <table:table-cell/>
          <table:table-cell office:value-type="float" office:value="61894">
            <text:p>61894</text:p>
          </table:table-cell>
        </table:table-row>
        <table:table-row table:style-name="ro1">
          <table:table-cell office:value-type="string">
            <text:p>Viseu</text:p>
          </table:table-cell>
          <table:table-cell office:value-type="string">
            <text:p>Loja</text:p>
          </table:table-cell>
          <table:table-cell office:value-type="string">
            <text:p>192.168.56.80</text:p>
          </table:table-cell>
          <table:table-cell office:value-type="string">
            <text:p>XeroxWorkCentre7232</text:p>
          </table:table-cell>
          <table:table-cell office:value-type="string">
            <text:p>3312836105</text:p>
          </table:table-cell>
          <table:table-cell office:value-type="float" office:value="209586">
            <text:p>209586</text:p>
          </table:table-cell>
          <table:table-cell office:value-type="float" office:value="214251">
            <text:p>214251</text:p>
          </table:table-cell>
        </table:table-row>
        <table:table-row table:style-name="ro1">
          <table:table-cell office:value-type="string">
            <text:p>Viseu</text:p>
          </table:table-cell>
          <table:table-cell office:value-type="string">
            <text:p>Armazém</text:p>
          </table:table-cell>
          <table:table-cell office:value-type="string">
            <text:p>192.168.56.81</text:p>
          </table:table-cell>
          <table:table-cell office:value-type="string">
            <text:p>XeroxPhaser3635MFP</text:p>
          </table:table-cell>
          <table:table-cell office:value-type="string">
            <text:p>3832752699</text:p>
          </table:table-cell>
          <table:table-cell/>
          <table:table-cell office:value-type="float" office:value="52675">
            <text:p>52675</text:p>
          </table:table-cell>
        </table:table-row>
      </table:table>
      <table:table table:name="Folh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Local</text:p>
          </table:table-cell>
          <table:table-cell office:value-type="string">
            <text:p>Sector</text:p>
          </table:table-cell>
          <table:table-cell office:value-type="string">
            <text:p>IP</text:p>
          </table:table-cell>
          <table:table-cell office:value-type="string">
            <text:p>Modelo</text:p>
          </table:table-cell>
          <table:table-cell table:style-name="Default" office:value-type="string">
            <text:p>Nº Serie</text:p>
          </table:table-cell>
          <table:table-cell office:value-type="string">
            <text:p>ContadorCOR</text:p>
          </table:table-cell>
          <table:table-cell office:value-type="string">
            <text:p>ContadorPB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192.168.124.83</text:p>
          </table:table-cell>
          <table:table-cell office:value-type="string">
            <text:p>XeroxWorkCenterPro</text:p>
          </table:table-cell>
          <table:table-cell office:value-type="string">
            <text:p>3116623411</text:p>
          </table:table-cell>
          <table:table-cell office:value-type="float" office:value="495045">
            <text:p>495045</text:p>
          </table:table-cell>
          <table:table-cell office:value-type="float" office:value="253391">
            <text:p>253391</text:p>
          </table:table-cell>
        </table:table-row>
        <table:table-row table:style-name="ro1">
          <table:table-cell office:value-type="string">
            <text:p>Marshopping</text:p>
          </table:table-cell>
          <table:table-cell office:value-type="string">
            <text:p>Loja</text:p>
          </table:table-cell>
          <table:table-cell office:value-type="string">
            <text:p>192.168.68.80</text:p>
          </table:table-cell>
          <table:table-cell office:value-type="string">
            <text:p>XeroxWorkCentre7242</text:p>
          </table:table-cell>
          <table:table-cell office:value-type="string">
            <text:p>3312626410</text:p>
          </table:table-cell>
          <table:table-cell office:value-type="float" office:value="244747">
            <text:p>244747</text:p>
          </table:table-cell>
          <table:table-cell office:value-type="float" office:value="374411">
            <text:p>374411</text:p>
          </table:table-cell>
        </table:table-row>
        <table:table-row table:style-name="ro1">
          <table:table-cell office:value-type="string">
            <text:p>Maia</text:p>
          </table:table-cell>
          <table:table-cell office:value-type="string">
            <text:p>TIC</text:p>
          </table:table-cell>
          <table:table-cell office:value-type="string">
            <text:p>192.168.72.86</text:p>
          </table:table-cell>
          <table:table-cell office:value-type="string">
            <text:p>XeroxWorkCentre7232</text:p>
          </table:table-cell>
          <table:table-cell office:value-type="string">
            <text:p>3312631570</text:p>
          </table:table-cell>
          <table:table-cell office:value-type="float" office:value="47085">
            <text:p>47085</text:p>
          </table:table-cell>
          <table:table-cell office:value-type="float" office:value="91586">
            <text:p>91586</text:p>
          </table:table-cell>
        </table:table-row>
        <table:table-row table:style-name="ro1">
          <table:table-cell office:value-type="string">
            <text:p>Loures</text:p>
          </table:table-cell>
          <table:table-cell office:value-type="string">
            <text:p>Loja</text:p>
          </table:table-cell>
          <table:table-cell office:value-type="string">
            <text:p>192.168.26.80</text:p>
          </table:table-cell>
          <table:table-cell office:value-type="string">
            <text:p>XeroxWorkCentre7242</text:p>
          </table:table-cell>
          <table:table-cell office:value-type="string">
            <text:p>3312705990</text:p>
          </table:table-cell>
          <table:table-cell office:value-type="float" office:value="223496">
            <text:p>223496</text:p>
          </table:table-cell>
          <table:table-cell office:value-type="float" office:value="219601">
            <text:p>219601</text:p>
          </table:table-cell>
        </table:table-row>
        <table:table-row table:style-name="ro1">
          <table:table-cell office:value-type="string">
            <text:p>Dragão</text:p>
          </table:table-cell>
          <table:table-cell office:value-type="string">
            <text:p>Loja</text:p>
          </table:table-cell>
          <table:table-cell office:value-type="string">
            <text:p>192.168.78.80</text:p>
          </table:table-cell>
          <table:table-cell office:value-type="string">
            <text:p>XeroxWorkCentre7242</text:p>
          </table:table-cell>
          <table:table-cell office:value-type="string">
            <text:p>3312728540</text:p>
          </table:table-cell>
          <table:table-cell office:value-type="float" office:value="231196">
            <text:p>231196</text:p>
          </table:table-cell>
          <table:table-cell office:value-type="float" office:value="313618">
            <text:p>313618</text:p>
          </table:table-cell>
        </table:table-row>
        <table:table-row table:style-name="ro1">
          <table:table-cell office:value-type="string">
            <text:p>Gaia</text:p>
          </table:table-cell>
          <table:table-cell office:value-type="string">
            <text:p>Loja</text:p>
          </table:table-cell>
          <table:table-cell office:value-type="string">
            <text:p>192.168.74.80</text:p>
          </table:table-cell>
          <table:table-cell office:value-type="string">
            <text:p>XeroxWorkCentre7242</text:p>
          </table:table-cell>
          <table:table-cell office:value-type="string">
            <text:p>3312730200</text:p>
          </table:table-cell>
          <table:table-cell office:value-type="float" office:value="209036">
            <text:p>209036</text:p>
          </table:table-cell>
          <table:table-cell office:value-type="float" office:value="237729">
            <text:p>237729</text:p>
          </table:table-cell>
        </table:table-row>
        <table:table-row table:style-name="ro1">
          <table:table-cell office:value-type="string">
            <text:p>Sintra</text:p>
          </table:table-cell>
          <table:table-cell office:value-type="string">
            <text:p>Loja</text:p>
          </table:table-cell>
          <table:table-cell office:value-type="string">
            <text:p>192.168.11.80</text:p>
          </table:table-cell>
          <table:table-cell office:value-type="string">
            <text:p>XeroxWorkCentre7232</text:p>
          </table:table-cell>
          <table:table-cell office:value-type="string">
            <text:p>3312775963</text:p>
          </table:table-cell>
          <table:table-cell office:value-type="float" office:value="274077">
            <text:p>274077</text:p>
          </table:table-cell>
          <table:table-cell office:value-type="float" office:value="358745">
            <text:p>358745</text:p>
          </table:table-cell>
        </table:table-row>
        <table:table-row table:style-name="ro1">
          <table:table-cell office:value-type="string">
            <text:p>Carvalhos</text:p>
          </table:table-cell>
          <table:table-cell office:value-type="string">
            <text:p>Loja</text:p>
          </table:table-cell>
          <table:table-cell office:value-type="string">
            <text:p>192.168.58.80</text:p>
          </table:table-cell>
          <table:table-cell office:value-type="string">
            <text:p>XeroxWorkCentre7232</text:p>
          </table:table-cell>
          <table:table-cell office:value-type="string">
            <text:p>3312776382</text:p>
          </table:table-cell>
          <table:table-cell office:value-type="float" office:value="155714">
            <text:p>155714</text:p>
          </table:table-cell>
          <table:table-cell office:value-type="float" office:value="178249">
            <text:p>178249</text:p>
          </table:table-cell>
        </table:table-row>
        <table:table-row table:style-name="ro1">
          <table:table-cell office:value-type="string">
            <text:p>Braga</text:p>
          </table:table-cell>
          <table:table-cell office:value-type="string">
            <text:p>Loja</text:p>
          </table:table-cell>
          <table:table-cell office:value-type="string">
            <text:p>192.168.70.80</text:p>
          </table:table-cell>
          <table:table-cell office:value-type="string">
            <text:p>XeroxWorkCentre7232</text:p>
          </table:table-cell>
          <table:table-cell office:value-type="string">
            <text:p>3312776439</text:p>
          </table:table-cell>
          <table:table-cell office:value-type="float" office:value="221375">
            <text:p>221375</text:p>
          </table:table-cell>
          <table:table-cell office:value-type="float" office:value="315489">
            <text:p>315489</text:p>
          </table:table-cell>
        </table:table-row>
        <table:table-row table:style-name="ro1">
          <table:table-cell office:value-type="string">
            <text:p>Famalicão</text:p>
          </table:table-cell>
          <table:table-cell office:value-type="string">
            <text:p>Loja</text:p>
          </table:table-cell>
          <table:table-cell office:value-type="string">
            <text:p>192.168.80.80</text:p>
          </table:table-cell>
          <table:table-cell office:value-type="string">
            <text:p>XeroxWorkCentre7232</text:p>
          </table:table-cell>
          <table:table-cell office:value-type="string">
            <text:p>3312776463</text:p>
          </table:table-cell>
          <table:table-cell office:value-type="float" office:value="258807">
            <text:p>258807</text:p>
          </table:table-cell>
          <table:table-cell office:value-type="float" office:value="226844">
            <text:p>226844</text:p>
          </table:table-cell>
        </table:table-row>
        <table:table-row table:style-name="ro1">
          <table:table-cell office:value-type="string">
            <text:p>Portimão</text:p>
          </table:table-cell>
          <table:table-cell office:value-type="string">
            <text:p>Loja</text:p>
          </table:table-cell>
          <table:table-cell office:value-type="string">
            <text:p>192.168.117.80</text:p>
          </table:table-cell>
          <table:table-cell office:value-type="string">
            <text:p>XeroxWorkCentre7232</text:p>
          </table:table-cell>
          <table:table-cell office:value-type="string">
            <text:p>3312779489</text:p>
          </table:table-cell>
          <table:table-cell office:value-type="float" office:value="164836">
            <text:p>164836</text:p>
          </table:table-cell>
          <table:table-cell office:value-type="float" office:value="249731">
            <text:p>249731</text:p>
          </table:table-cell>
        </table:table-row>
        <table:table-row table:style-name="ro1">
          <table:table-cell office:value-type="string">
            <text:p>Leiria</text:p>
          </table:table-cell>
          <table:table-cell office:value-type="string">
            <text:p>Loja</text:p>
          </table:table-cell>
          <table:table-cell office:value-type="string">
            <text:p>192.168.16.80</text:p>
          </table:table-cell>
          <table:table-cell office:value-type="string">
            <text:p>XeroxWorkCentre7232</text:p>
          </table:table-cell>
          <table:table-cell office:value-type="string">
            <text:p>3312784423</text:p>
          </table:table-cell>
          <table:table-cell office:value-type="float" office:value="220486">
            <text:p>220486</text:p>
          </table:table-cell>
          <table:table-cell office:value-type="float" office:value="208930">
            <text:p>208930</text:p>
          </table:table-cell>
        </table:table-row>
        <table:table-row table:style-name="ro1">
          <table:table-cell office:value-type="string">
            <text:p>Madeira Forum</text:p>
          </table:table-cell>
          <table:table-cell office:value-type="string">
            <text:p>Loja</text:p>
          </table:table-cell>
          <table:table-cell office:value-type="string">
            <text:p>192.168.65.80</text:p>
          </table:table-cell>
          <table:table-cell office:value-type="string">
            <text:p>XeroxWorkCentre7242</text:p>
          </table:table-cell>
          <table:table-cell office:value-type="string">
            <text:p>3312800151</text:p>
          </table:table-cell>
          <table:table-cell office:value-type="float" office:value="217504">
            <text:p>217504</text:p>
          </table:table-cell>
          <table:table-cell office:value-type="float" office:value="262092">
            <text:p>262092</text:p>
          </table:table-cell>
        </table:table-row>
        <table:table-row table:style-name="ro1">
          <table:table-cell office:value-type="string">
            <text:p>Madeira Cancela</text:p>
          </table:table-cell>
          <table:table-cell office:value-type="string">
            <text:p>Loja</text:p>
          </table:table-cell>
          <table:table-cell office:value-type="string">
            <text:p>192.168.60.80</text:p>
          </table:table-cell>
          <table:table-cell office:value-type="string">
            <text:p>XeroxWorkCentre7242</text:p>
          </table:table-cell>
          <table:table-cell office:value-type="string">
            <text:p>3312803347</text:p>
          </table:table-cell>
          <table:table-cell office:value-type="float" office:value="209415">
            <text:p>209415</text:p>
          </table:table-cell>
          <table:table-cell office:value-type="float" office:value="358229">
            <text:p>358229</text:p>
          </table:table-cell>
        </table:table-row>
        <table:table-row table:style-name="ro1">
          <table:table-cell office:value-type="string">
            <text:p>Setúbal</text:p>
          </table:table-cell>
          <table:table-cell office:value-type="string">
            <text:p>Loja</text:p>
          </table:table-cell>
          <table:table-cell office:value-type="string">
            <text:p>192.168.45.80</text:p>
          </table:table-cell>
          <table:table-cell office:value-type="string">
            <text:p>XeroxWorkCentre7242</text:p>
          </table:table-cell>
          <table:table-cell office:value-type="string">
            <text:p>3312817801</text:p>
          </table:table-cell>
          <table:table-cell office:value-type="float" office:value="248437">
            <text:p>248437</text:p>
          </table:table-cell>
          <table:table-cell office:value-type="float" office:value="267345">
            <text:p>267345</text:p>
          </table:table-cell>
        </table:table-row>
        <table:table-row table:style-name="ro1">
          <table:table-cell office:value-type="string">
            <text:p>Mondego</text:p>
          </table:table-cell>
          <table:table-cell office:value-type="string">
            <text:p>Loja</text:p>
          </table:table-cell>
          <table:table-cell office:value-type="string">
            <text:p>192.168.30.80</text:p>
          </table:table-cell>
          <table:table-cell office:value-type="string">
            <text:p>XeroxWorkCentre7242</text:p>
          </table:table-cell>
          <table:table-cell office:value-type="string">
            <text:p>3312818000</text:p>
          </table:table-cell>
          <table:table-cell office:value-type="float" office:value="161312">
            <text:p>161312</text:p>
          </table:table-cell>
          <table:table-cell office:value-type="float" office:value="156407">
            <text:p>156407</text:p>
          </table:table-cell>
        </table:table-row>
        <table:table-row table:style-name="ro1">
          <table:table-cell office:value-type="string">
            <text:p>S. Miguel</text:p>
          </table:table-cell>
          <table:table-cell office:value-type="string">
            <text:p>Loja</text:p>
          </table:table-cell>
          <table:table-cell office:value-type="string">
            <text:p>192.168.40.80</text:p>
          </table:table-cell>
          <table:table-cell office:value-type="string">
            <text:p>XeroxWorkCentre7242</text:p>
          </table:table-cell>
          <table:table-cell office:value-type="string">
            <text:p>3312818255</text:p>
          </table:table-cell>
          <table:table-cell office:value-type="float" office:value="185988">
            <text:p>185988</text:p>
          </table:table-cell>
          <table:table-cell office:value-type="float" office:value="277233">
            <text:p>277233</text:p>
          </table:table-cell>
        </table:table-row>
        <table:table-row table:style-name="ro1">
          <table:table-cell office:value-type="string">
            <text:p>Aveiro II</text:p>
          </table:table-cell>
          <table:table-cell office:value-type="string">
            <text:p>Loja</text:p>
          </table:table-cell>
          <table:table-cell office:value-type="string">
            <text:p>192.168.52.80</text:p>
          </table:table-cell>
          <table:table-cell office:value-type="string">
            <text:p>XeroxWorkCentre7242</text:p>
          </table:table-cell>
          <table:table-cell office:value-type="string">
            <text:p>3312818433</text:p>
          </table:table-cell>
          <table:table-cell office:value-type="float" office:value="192564">
            <text:p>192564</text:p>
          </table:table-cell>
          <table:table-cell office:value-type="float" office:value="255937">
            <text:p>255937</text:p>
          </table:table-cell>
        </table:table-row>
        <table:table-row table:style-name="ro1">
          <table:table-cell office:value-type="string">
            <text:p>Ovar</text:p>
          </table:table-cell>
          <table:table-cell office:value-type="string">
            <text:p>Loja</text:p>
          </table:table-cell>
          <table:table-cell office:value-type="string">
            <text:p>192.168.122.80</text:p>
          </table:table-cell>
          <table:table-cell office:value-type="string">
            <text:p>XeroxWorkCentre7242</text:p>
          </table:table-cell>
          <table:table-cell office:value-type="string">
            <text:p>3312818930</text:p>
          </table:table-cell>
          <table:table-cell office:value-type="float" office:value="183917">
            <text:p>183917</text:p>
          </table:table-cell>
          <table:table-cell office:value-type="float" office:value="215131">
            <text:p>215131</text:p>
          </table:table-cell>
        </table:table-row>
        <table:table-row table:style-name="ro1">
          <table:table-cell office:value-type="string">
            <text:p>Montijo</text:p>
          </table:table-cell>
          <table:table-cell office:value-type="string">
            <text:p>Loja</text:p>
          </table:table-cell>
          <table:table-cell office:value-type="string">
            <text:p>192.168.35.80</text:p>
          </table:table-cell>
          <table:table-cell office:value-type="string">
            <text:p>XeroxWorkCentre7242</text:p>
          </table:table-cell>
          <table:table-cell office:value-type="string">
            <text:p>3312819073</text:p>
          </table:table-cell>
          <table:table-cell office:value-type="float" office:value="199842">
            <text:p>199842</text:p>
          </table:table-cell>
          <table:table-cell office:value-type="float" office:value="187503">
            <text:p>187503</text:p>
          </table:table-cell>
        </table:table-row>
        <table:table-row table:style-name="ro1">
          <table:table-cell office:value-type="string">
            <text:p>Santarém</text:p>
          </table:table-cell>
          <table:table-cell office:value-type="string">
            <text:p>Loja</text:p>
          </table:table-cell>
          <table:table-cell office:value-type="string">
            <text:p>192.168.57.80</text:p>
          </table:table-cell>
          <table:table-cell office:value-type="string">
            <text:p>XeroxWorkCentre7242</text:p>
          </table:table-cell>
          <table:table-cell office:value-type="string">
            <text:p>3312819138</text:p>
          </table:table-cell>
          <table:table-cell office:value-type="float" office:value="197633">
            <text:p>197633</text:p>
          </table:table-cell>
          <table:table-cell office:value-type="float" office:value="178757">
            <text:p>178757</text:p>
          </table:table-cell>
        </table:table-row>
        <table:table-row table:style-name="ro1">
          <table:table-cell office:value-type="string">
            <text:p>Viseu</text:p>
          </table:table-cell>
          <table:table-cell office:value-type="string">
            <text:p>Loja</text:p>
          </table:table-cell>
          <table:table-cell office:value-type="string">
            <text:p>192.168.56.80</text:p>
          </table:table-cell>
          <table:table-cell office:value-type="string">
            <text:p>XeroxWorkCentre7232</text:p>
          </table:table-cell>
          <table:table-cell office:value-type="string">
            <text:p>3312836105</text:p>
          </table:table-cell>
          <table:table-cell office:value-type="float" office:value="209602">
            <text:p>209602</text:p>
          </table:table-cell>
          <table:table-cell office:value-type="float" office:value="214260">
            <text:p>214260</text:p>
          </table:table-cell>
        </table:table-row>
        <table:table-row table:style-name="ro1">
          <table:table-cell office:value-type="string">
            <text:p>Torres Novas</text:p>
          </table:table-cell>
          <table:table-cell office:value-type="string">
            <text:p>Loja</text:p>
          </table:table-cell>
          <table:table-cell office:value-type="string">
            <text:p>192.168.103.80</text:p>
          </table:table-cell>
          <table:table-cell office:value-type="string">
            <text:p>XeroxWorkCentre7232</text:p>
          </table:table-cell>
          <table:table-cell office:value-type="string">
            <text:p>3312836202</text:p>
          </table:table-cell>
          <table:table-cell office:value-type="float" office:value="175641">
            <text:p>175641</text:p>
          </table:table-cell>
          <table:table-cell office:value-type="float" office:value="163454">
            <text:p>163454</text:p>
          </table:table-cell>
        </table:table-row>
        <table:table-row table:style-name="ro1">
          <table:table-cell office:value-type="string">
            <text:p>Vila Real</text:p>
          </table:table-cell>
          <table:table-cell office:value-type="string">
            <text:p>Loja</text:p>
          </table:table-cell>
          <table:table-cell office:value-type="string">
            <text:p>192.168.75.80</text:p>
          </table:table-cell>
          <table:table-cell office:value-type="string">
            <text:p>XeroxWorkCentre7232</text:p>
          </table:table-cell>
          <table:table-cell office:value-type="string">
            <text:p>3312839023</text:p>
          </table:table-cell>
          <table:table-cell office:value-type="float" office:value="237370">
            <text:p>237370</text:p>
          </table:table-cell>
          <table:table-cell office:value-type="float" office:value="277163">
            <text:p>277163</text:p>
          </table:table-cell>
        </table:table-row>
        <table:table-row table:style-name="ro1">
          <table:table-cell office:value-type="string">
            <text:p>NorteShopping</text:p>
          </table:table-cell>
          <table:table-cell office:value-type="string">
            <text:p>Loja</text:p>
          </table:table-cell>
          <table:table-cell office:value-type="string">
            <text:p>192.168.9.80</text:p>
          </table:table-cell>
          <table:table-cell office:value-type="string">
            <text:p>XeroxWorkCentre7232</text:p>
          </table:table-cell>
          <table:table-cell office:value-type="string">
            <text:p>3312839104</text:p>
          </table:table-cell>
          <table:table-cell office:value-type="float" office:value="182339">
            <text:p>182339</text:p>
          </table:table-cell>
          <table:table-cell office:value-type="float" office:value="275105">
            <text:p>275105</text:p>
          </table:table-cell>
        </table:table-row>
        <table:table-row table:style-name="ro1">
          <table:table-cell office:value-type="string">
            <text:p>Guimarães</text:p>
          </table:table-cell>
          <table:table-cell office:value-type="string">
            <text:p>Loja</text:p>
          </table:table-cell>
          <table:table-cell office:value-type="string">
            <text:p>192.168.100.80</text:p>
          </table:table-cell>
          <table:table-cell office:value-type="string">
            <text:p>XeroxWorkCentre7232</text:p>
          </table:table-cell>
          <table:table-cell office:value-type="string">
            <text:p>3312839244</text:p>
          </table:table-cell>
          <table:table-cell office:value-type="float" office:value="243445">
            <text:p>243445</text:p>
          </table:table-cell>
          <table:table-cell office:value-type="float" office:value="235516">
            <text:p>235516</text:p>
          </table:table-cell>
        </table:table-row>
        <table:table-row table:style-name="ro1">
          <table:table-cell office:value-type="string">
            <text:p>Faro</text:p>
          </table:table-cell>
          <table:table-cell office:value-type="string">
            <text:p>Loja</text:p>
          </table:table-cell>
          <table:table-cell office:value-type="string">
            <text:p>192.168.127.80</text:p>
          </table:table-cell>
          <table:table-cell office:value-type="string">
            <text:p>XeroxWorkCentre7232</text:p>
          </table:table-cell>
          <table:table-cell office:value-type="string">
            <text:p>3312839260</text:p>
          </table:table-cell>
          <table:table-cell office:value-type="float" office:value="179856">
            <text:p>179856</text:p>
          </table:table-cell>
          <table:table-cell office:value-type="float" office:value="215339">
            <text:p>215339</text:p>
          </table:table-cell>
        </table:table-row>
        <table:table-row table:style-name="ro1">
          <table:table-cell office:value-type="string">
            <text:p>Terceira</text:p>
          </table:table-cell>
          <table:table-cell office:value-type="string">
            <text:p>Loja</text:p>
          </table:table-cell>
          <table:table-cell office:value-type="string">
            <text:p>192.168.111.80</text:p>
          </table:table-cell>
          <table:table-cell office:value-type="string">
            <text:p>XeroxWorkCentre7232</text:p>
          </table:table-cell>
          <table:table-cell office:value-type="string">
            <text:p>3312839287</text:p>
          </table:table-cell>
          <table:table-cell office:value-type="float" office:value="141402">
            <text:p>141402</text:p>
          </table:table-cell>
          <table:table-cell office:value-type="float" office:value="183331">
            <text:p>183331</text:p>
          </table:table-cell>
        </table:table-row>
        <table:table-row table:style-name="ro1">
          <table:table-cell office:value-type="string">
            <text:p>Tondela</text:p>
          </table:table-cell>
          <table:table-cell office:value-type="string">
            <text:p>Loja</text:p>
          </table:table-cell>
          <table:table-cell office:value-type="string">
            <text:p>192.168.105.80</text:p>
          </table:table-cell>
          <table:table-cell office:value-type="string">
            <text:p>XeroxWorkCentre7232</text:p>
          </table:table-cell>
          <table:table-cell office:value-type="string">
            <text:p>3312839570</text:p>
          </table:table-cell>
          <table:table-cell office:value-type="float" office:value="138090">
            <text:p>138090</text:p>
          </table:table-cell>
          <table:table-cell office:value-type="float" office:value="199035">
            <text:p>199035</text:p>
          </table:table-cell>
        </table:table-row>
        <table:table-row table:style-name="ro1">
          <table:table-cell office:value-type="string">
            <text:p>Maia</text:p>
          </table:table-cell>
          <table:table-cell office:value-type="string">
            <text:p>Loja</text:p>
          </table:table-cell>
          <table:table-cell office:value-type="string">
            <text:p>192.168.73.80</text:p>
          </table:table-cell>
          <table:table-cell office:value-type="string">
            <text:p>XeroxWorkCentre7242</text:p>
          </table:table-cell>
          <table:table-cell office:value-type="string">
            <text:p>3312839597</text:p>
          </table:table-cell>
          <table:table-cell office:value-type="float" office:value="308794">
            <text:p>308794</text:p>
          </table:table-cell>
          <table:table-cell office:value-type="float" office:value="413512">
            <text:p>413512</text:p>
          </table:table-cell>
        </table:table-row>
        <table:table-row table:style-name="ro1">
          <table:table-cell office:value-type="string">
            <text:p>Viana</text:p>
          </table:table-cell>
          <table:table-cell office:value-type="string">
            <text:p>Loja</text:p>
          </table:table-cell>
          <table:table-cell office:value-type="string">
            <text:p>192.168.120.80</text:p>
          </table:table-cell>
          <table:table-cell office:value-type="string">
            <text:p>XeroxWorkCentre7232</text:p>
          </table:table-cell>
          <table:table-cell office:value-type="string">
            <text:p>3312839619</text:p>
          </table:table-cell>
          <table:table-cell office:value-type="float" office:value="219972">
            <text:p>219972</text:p>
          </table:table-cell>
          <table:table-cell office:value-type="float" office:value="245899">
            <text:p>245899</text:p>
          </table:table-cell>
        </table:table-row>
        <table:table-row table:style-name="ro1">
          <table:table-cell office:value-type="string">
            <text:p>Fórum Coimbra</text:p>
          </table:table-cell>
          <table:table-cell office:value-type="string">
            <text:p>Loja</text:p>
          </table:table-cell>
          <table:table-cell office:value-type="string">
            <text:p>192.168.115.80</text:p>
          </table:table-cell>
          <table:table-cell office:value-type="string">
            <text:p>XeroxWorkCentre7232</text:p>
          </table:table-cell>
          <table:table-cell office:value-type="string">
            <text:p>3312839660</text:p>
          </table:table-cell>
          <table:table-cell office:value-type="float" office:value="191808">
            <text:p>191808</text:p>
          </table:table-cell>
          <table:table-cell office:value-type="float" office:value="165991">
            <text:p>165991</text:p>
          </table:table-cell>
        </table:table-row>
        <table:table-row table:style-name="ro1">
          <table:table-cell office:value-type="string">
            <text:p>Albufeira</text:p>
          </table:table-cell>
          <table:table-cell office:value-type="string">
            <text:p>Loja</text:p>
          </table:table-cell>
          <table:table-cell office:value-type="string">
            <text:p>192.168.55.80</text:p>
          </table:table-cell>
          <table:table-cell office:value-type="string">
            <text:p>XeroxWorkCentre7232</text:p>
          </table:table-cell>
          <table:table-cell office:value-type="string">
            <text:p>3312840722</text:p>
          </table:table-cell>
          <table:table-cell office:value-type="float" office:value="181158">
            <text:p>181158</text:p>
          </table:table-cell>
          <table:table-cell office:value-type="float" office:value="203976">
            <text:p>203976</text:p>
          </table:table-cell>
        </table:table-row>
        <table:table-row table:style-name="ro1">
          <table:table-cell office:value-type="string">
            <text:p>Caldas</text:p>
          </table:table-cell>
          <table:table-cell office:value-type="string">
            <text:p>Loja</text:p>
          </table:table-cell>
          <table:table-cell office:value-type="string">
            <text:p>192.168.61.80</text:p>
          </table:table-cell>
          <table:table-cell office:value-type="string">
            <text:p>XeroxWorkCentre7242</text:p>
          </table:table-cell>
          <table:table-cell office:value-type="string">
            <text:p>3312859172</text:p>
          </table:table-cell>
          <table:table-cell office:value-type="float" office:value="200900">
            <text:p>200900</text:p>
          </table:table-cell>
          <table:table-cell office:value-type="float" office:value="178730">
            <text:p>178730</text:p>
          </table:table-cell>
        </table:table-row>
        <table:table-row table:style-name="ro1">
          <table:table-cell office:value-type="string">
            <text:p>Olivais</text:p>
          </table:table-cell>
          <table:table-cell office:value-type="string">
            <text:p>Loja</text:p>
          </table:table-cell>
          <table:table-cell office:value-type="string">
            <text:p>192.168.59.80</text:p>
          </table:table-cell>
          <table:table-cell office:value-type="string">
            <text:p>XeroxWorkCentre7242</text:p>
          </table:table-cell>
          <table:table-cell office:value-type="string">
            <text:p>3312862602</text:p>
          </table:table-cell>
          <table:table-cell office:value-type="float" office:value="200364">
            <text:p>200364</text:p>
          </table:table-cell>
          <table:table-cell office:value-type="float" office:value="241117">
            <text:p>241117</text:p>
          </table:table-cell>
        </table:table-row>
        <table:table-row table:style-name="ro1">
          <table:table-cell office:value-type="string">
            <text:p>Porto De Mos</text:p>
          </table:table-cell>
          <table:table-cell office:value-type="string">
            <text:p>Loja</text:p>
          </table:table-cell>
          <table:table-cell office:value-type="string">
            <text:p>192.168.22.80</text:p>
          </table:table-cell>
          <table:table-cell office:value-type="string">
            <text:p>XeroxWC7120</text:p>
          </table:table-cell>
          <table:table-cell office:value-type="string">
            <text:p>3320044056</text:p>
          </table:table-cell>
          <table:table-cell office:value-type="float" office:value="53617">
            <text:p>53617</text:p>
          </table:table-cell>
          <table:table-cell office:value-type="float" office:value="27135">
            <text:p>27135</text:p>
          </table:table-cell>
        </table:table-row>
        <table:table-row table:style-name="ro1">
          <table:table-cell office:value-type="string">
            <text:p>Barreiro</text:p>
          </table:table-cell>
          <table:table-cell office:value-type="string">
            <text:p>Loja</text:p>
          </table:table-cell>
          <table:table-cell office:value-type="string">
            <text:p>192.168.25.80</text:p>
          </table:table-cell>
          <table:table-cell office:value-type="string">
            <text:p>XeroxWC7120</text:p>
          </table:table-cell>
          <table:table-cell office:value-type="string">
            <text:p>3320044315</text:p>
          </table:table-cell>
          <table:table-cell office:value-type="float" office:value="85544">
            <text:p>85544</text:p>
          </table:table-cell>
          <table:table-cell office:value-type="float" office:value="64678">
            <text:p>64678</text:p>
          </table:table-cell>
        </table:table-row>
        <table:table-row table:style-name="ro1">
          <table:table-cell office:value-type="string">
            <text:p>Ermesinde</text:p>
          </table:table-cell>
          <table:table-cell office:value-type="string">
            <text:p>Loja</text:p>
          </table:table-cell>
          <table:table-cell office:value-type="string">
            <text:p>192.168.23.80</text:p>
          </table:table-cell>
          <table:table-cell office:value-type="string">
            <text:p>XeroxWC7120</text:p>
          </table:table-cell>
          <table:table-cell office:value-type="string">
            <text:p>3320058561</text:p>
          </table:table-cell>
          <table:table-cell office:value-type="float" office:value="88066">
            <text:p>88066</text:p>
          </table:table-cell>
          <table:table-cell office:value-type="float" office:value="44456">
            <text:p>44456</text:p>
          </table:table-cell>
        </table:table-row>
        <table:table-row table:style-name="ro1">
          <table:table-cell office:value-type="string">
            <text:p>Alfragide</text:p>
          </table:table-cell>
          <table:table-cell office:value-type="string">
            <text:p>Loja</text:p>
          </table:table-cell>
          <table:table-cell office:value-type="string">
            <text:p>192.168.24.80</text:p>
          </table:table-cell>
          <table:table-cell office:value-type="string">
            <text:p>XeroxWC7120</text:p>
          </table:table-cell>
          <table:table-cell office:value-type="string">
            <text:p>3320059568</text:p>
          </table:table-cell>
          <table:table-cell office:value-type="float" office:value="69061">
            <text:p>69061</text:p>
          </table:table-cell>
          <table:table-cell office:value-type="float" office:value="50140">
            <text:p>50140</text:p>
          </table:table-cell>
        </table:table-row>
        <table:table-row table:style-name="ro1">
          <table:table-cell office:value-type="string">
            <text:p>Alverca</text:p>
          </table:table-cell>
          <table:table-cell office:value-type="string">
            <text:p>Loja</text:p>
          </table:table-cell>
          <table:table-cell office:value-type="string">
            <text:p>192.168.27.80</text:p>
          </table:table-cell>
          <table:table-cell office:value-type="string">
            <text:p>XeroxWC7120</text:p>
          </table:table-cell>
          <table:table-cell office:value-type="string">
            <text:p>3320059991</text:p>
          </table:table-cell>
          <table:table-cell office:value-type="float" office:value="27053">
            <text:p>27053</text:p>
          </table:table-cell>
          <table:table-cell office:value-type="float" office:value="19998">
            <text:p>19998</text:p>
          </table:table-cell>
        </table:table-row>
        <table:table-row table:style-name="ro1">
          <table:table-cell office:value-type="string">
            <text:p>Mafra</text:p>
          </table:table-cell>
          <table:table-cell office:value-type="string">
            <text:p>Loja</text:p>
          </table:table-cell>
          <table:table-cell office:value-type="string">
            <text:p>192.168.28.80</text:p>
          </table:table-cell>
          <table:table-cell office:value-type="string">
            <text:p>XeroxWC7120</text:p>
          </table:table-cell>
          <table:table-cell office:value-type="string">
            <text:p>3322995635</text:p>
          </table:table-cell>
          <table:table-cell office:value-type="float" office:value="4425">
            <text:p>4425</text:p>
          </table:table-cell>
          <table:table-cell office:value-type="float" office:value="1964">
            <text:p>1964</text:p>
          </table:table-cell>
        </table:table-row>
        <table:table-row table:style-name="ro1">
          <table:table-cell office:value-type="string">
            <text:p>Marshopping</text:p>
          </table:table-cell>
          <table:table-cell office:value-type="string">
            <text:p>SPV</text:p>
          </table:table-cell>
          <table:table-cell office:value-type="string">
            <text:p>192.168.69.132</text:p>
          </table:table-cell>
          <table:table-cell office:value-type="string">
            <text:p>XeroxPhaser3635MFP</text:p>
          </table:table-cell>
          <table:table-cell office:value-type="string">
            <text:p>3832751986</text:p>
          </table:table-cell>
          <table:table-cell/>
          <table:table-cell office:value-type="float" office:value="77320">
            <text:p>77320</text:p>
          </table:table-cell>
        </table:table-row>
        <table:table-row table:style-name="ro1">
          <table:table-cell office:value-type="string">
            <text:p>Viseu</text:p>
          </table:table-cell>
          <table:table-cell office:value-type="string">
            <text:p>Armazém</text:p>
          </table:table-cell>
          <table:table-cell office:value-type="string">
            <text:p>192.168.56.81</text:p>
          </table:table-cell>
          <table:table-cell office:value-type="string">
            <text:p>XeroxPhaser3635MFP</text:p>
          </table:table-cell>
          <table:table-cell office:value-type="string">
            <text:p>3832752699</text:p>
          </table:table-cell>
          <table:table-cell/>
          <table:table-cell office:value-type="float" office:value="52764">
            <text:p>52764</text:p>
          </table:table-cell>
        </table:table-row>
        <table:table-row table:style-name="ro1">
          <table:table-cell office:value-type="string">
            <text:p>Fórum Coimbra</text:p>
          </table:table-cell>
          <table:table-cell office:value-type="string">
            <text:p>Armazém</text:p>
          </table:table-cell>
          <table:table-cell office:value-type="string">
            <text:p>192.168.115.81</text:p>
          </table:table-cell>
          <table:table-cell office:value-type="string">
            <text:p>XeroxPhaser3635MFP</text:p>
          </table:table-cell>
          <table:table-cell office:value-type="string">
            <text:p>3832752729</text:p>
          </table:table-cell>
          <table:table-cell/>
          <table:table-cell office:value-type="float" office:value="41036">
            <text:p>41036</text:p>
          </table:table-cell>
        </table:table-row>
        <table:table-row table:style-name="ro1">
          <table:table-cell office:value-type="string">
            <text:p>Armazém Marnosso</text:p>
          </table:table-cell>
          <table:table-cell office:value-type="string">
            <text:p>Armazém</text:p>
          </table:table-cell>
          <table:table-cell office:value-type="string">
            <text:p>192.168.42.80</text:p>
          </table:table-cell>
          <table:table-cell office:value-type="string">
            <text:p>XeroxPhaser3635MFP</text:p>
          </table:table-cell>
          <table:table-cell office:value-type="string">
            <text:p>3832752753</text:p>
          </table:table-cell>
          <table:table-cell/>
          <table:table-cell office:value-type="float" office:value="44615">
            <text:p>44615</text:p>
          </table:table-cell>
        </table:table-row>
        <table:table-row table:style-name="ro1">
          <table:table-cell office:value-type="string">
            <text:p>Olivais</text:p>
          </table:table-cell>
          <table:table-cell office:value-type="string">
            <text:p>Armazém</text:p>
          </table:table-cell>
          <table:table-cell office:value-type="string">
            <text:p>192.168.59.81</text:p>
          </table:table-cell>
          <table:table-cell office:value-type="string">
            <text:p>XeroxPhaser3635MFP</text:p>
          </table:table-cell>
          <table:table-cell office:value-type="string">
            <text:p>3832752761</text:p>
          </table:table-cell>
          <table:table-cell/>
          <table:table-cell office:value-type="float" office:value="82788">
            <text:p>82788</text:p>
          </table:table-cell>
        </table:table-row>
        <table:table-row table:style-name="ro1">
          <table:table-cell office:value-type="string">
            <text:p>Mondego</text:p>
          </table:table-cell>
          <table:table-cell office:value-type="string">
            <text:p>Armazém</text:p>
          </table:table-cell>
          <table:table-cell office:value-type="string">
            <text:p>192.168.30.81</text:p>
          </table:table-cell>
          <table:table-cell office:value-type="string">
            <text:p>XeroxPhaser3635MFP</text:p>
          </table:table-cell>
          <table:table-cell office:value-type="string">
            <text:p>3832753040</text:p>
          </table:table-cell>
          <table:table-cell/>
          <table:table-cell office:value-type="float" office:value="62610">
            <text:p>62610</text:p>
          </table:table-cell>
        </table:table-row>
        <table:table-row table:style-name="ro1">
          <table:table-cell office:value-type="string">
            <text:p>Aveiro II</text:p>
          </table:table-cell>
          <table:table-cell office:value-type="string">
            <text:p>Armazém</text:p>
          </table:table-cell>
          <table:table-cell office:value-type="string">
            <text:p>192.168.52.81</text:p>
          </table:table-cell>
          <table:table-cell office:value-type="string">
            <text:p>XeroxPhaser3635MFP</text:p>
          </table:table-cell>
          <table:table-cell office:value-type="string">
            <text:p>3832753067</text:p>
          </table:table-cell>
          <table:table-cell/>
          <table:table-cell office:value-type="float" office:value="60720">
            <text:p>60720</text:p>
          </table:table-cell>
        </table:table-row>
        <table:table-row table:style-name="ro1">
          <table:table-cell office:value-type="string">
            <text:p>Faro</text:p>
          </table:table-cell>
          <table:table-cell office:value-type="string">
            <text:p>Armazém</text:p>
          </table:table-cell>
          <table:table-cell office:value-type="string">
            <text:p>192.168.127.81</text:p>
          </table:table-cell>
          <table:table-cell office:value-type="string">
            <text:p>XeroxPhaser3635MFP</text:p>
          </table:table-cell>
          <table:table-cell office:value-type="string">
            <text:p>3832753105</text:p>
          </table:table-cell>
          <table:table-cell/>
          <table:table-cell office:value-type="float" office:value="49912">
            <text:p>49912</text:p>
          </table:table-cell>
        </table:table-row>
        <table:table-row table:style-name="ro1">
          <table:table-cell office:value-type="string">
            <text:p>Loures</text:p>
          </table:table-cell>
          <table:table-cell office:value-type="string">
            <text:p>Armazém</text:p>
          </table:table-cell>
          <table:table-cell office:value-type="string">
            <text:p>192.168.26.81</text:p>
          </table:table-cell>
          <table:table-cell office:value-type="string">
            <text:p>XeroxPhaser3635MFP</text:p>
          </table:table-cell>
          <table:table-cell office:value-type="string">
            <text:p>3832753121</text:p>
          </table:table-cell>
          <table:table-cell/>
          <table:table-cell office:value-type="float" office:value="63700">
            <text:p>63700</text:p>
          </table:table-cell>
        </table:table-row>
        <table:table-row table:style-name="ro1">
          <table:table-cell office:value-type="string">
            <text:p>Armazém Arcozelo</text:p>
          </table:table-cell>
          <table:table-cell/>
          <table:table-cell office:value-type="string">
            <text:p>192.168.4.83</text:p>
          </table:table-cell>
          <table:table-cell office:value-type="string">
            <text:p>XeroxPhaser3635MFP</text:p>
          </table:table-cell>
          <table:table-cell office:value-type="string">
            <text:p>3832754578</text:p>
          </table:table-cell>
          <table:table-cell/>
          <table:table-cell office:value-type="float" office:value="222369">
            <text:p>222369</text:p>
          </table:table-cell>
        </table:table-row>
        <table:table-row table:style-name="ro1">
          <table:table-cell office:value-type="string">
            <text:p>Armazém Arcozelo</text:p>
          </table:table-cell>
          <table:table-cell/>
          <table:table-cell office:value-type="string">
            <text:p>192.168.4.82</text:p>
          </table:table-cell>
          <table:table-cell office:value-type="string">
            <text:p>XeroxPhaser3635MFP</text:p>
          </table:table-cell>
          <table:table-cell office:value-type="string">
            <text:p>3832755000</text:p>
          </table:table-cell>
          <table:table-cell/>
          <table:table-cell office:value-type="float" office:value="271666">
            <text:p>271666</text:p>
          </table:table-cell>
        </table:table-row>
        <table:table-row table:style-name="ro1">
          <table:table-cell office:value-type="string">
            <text:p>Albufeira</text:p>
          </table:table-cell>
          <table:table-cell office:value-type="string">
            <text:p>Armazém</text:p>
          </table:table-cell>
          <table:table-cell office:value-type="string">
            <text:p>192.168.55.81</text:p>
          </table:table-cell>
          <table:table-cell office:value-type="string">
            <text:p>XeroxPhaser3635MFP</text:p>
          </table:table-cell>
          <table:table-cell office:value-type="string">
            <text:p>3832755205</text:p>
          </table:table-cell>
          <table:table-cell/>
          <table:table-cell office:value-type="float" office:value="111613">
            <text:p>111613</text:p>
          </table:table-cell>
        </table:table-row>
        <table:table-row table:style-name="ro1">
          <table:table-cell office:value-type="string">
            <text:p>Torres Novas</text:p>
          </table:table-cell>
          <table:table-cell office:value-type="string">
            <text:p>Armazém</text:p>
          </table:table-cell>
          <table:table-cell office:value-type="string">
            <text:p>192.168.103.81</text:p>
          </table:table-cell>
          <table:table-cell office:value-type="string">
            <text:p>XeroxPhaser3635MFP</text:p>
          </table:table-cell>
          <table:table-cell office:value-type="string">
            <text:p>3832755680</text:p>
          </table:table-cell>
          <table:table-cell/>
          <table:table-cell office:value-type="float" office:value="48729">
            <text:p>48729</text:p>
          </table:table-cell>
        </table:table-row>
        <table:table-row table:style-name="ro1">
          <table:table-cell office:value-type="string">
            <text:p>Viana</text:p>
          </table:table-cell>
          <table:table-cell office:value-type="string">
            <text:p>Armazém</text:p>
          </table:table-cell>
          <table:table-cell office:value-type="string">
            <text:p>192.168.120.81</text:p>
          </table:table-cell>
          <table:table-cell office:value-type="string">
            <text:p>XeroxPhaser3635MFP</text:p>
          </table:table-cell>
          <table:table-cell office:value-type="string">
            <text:p>3832756449</text:p>
          </table:table-cell>
          <table:table-cell/>
          <table:table-cell office:value-type="float" office:value="49773">
            <text:p>49773</text:p>
          </table:table-cell>
        </table:table-row>
        <table:table-row table:style-name="ro1">
          <table:table-cell office:value-type="string">
            <text:p>Madeira Cancela</text:p>
          </table:table-cell>
          <table:table-cell office:value-type="string">
            <text:p>Armazém</text:p>
          </table:table-cell>
          <table:table-cell office:value-type="string">
            <text:p>192.168.60.81</text:p>
          </table:table-cell>
          <table:table-cell office:value-type="string">
            <text:p>XeroxPhaser3635MFP</text:p>
          </table:table-cell>
          <table:table-cell office:value-type="string">
            <text:p>3832756716</text:p>
          </table:table-cell>
          <table:table-cell/>
          <table:table-cell office:value-type="float" office:value="11188">
            <text:p>11188</text:p>
          </table:table-cell>
        </table:table-row>
        <table:table-row table:style-name="ro1">
          <table:table-cell office:value-type="string">
            <text:p>Dragão</text:p>
          </table:table-cell>
          <table:table-cell/>
          <table:table-cell office:value-type="string">
            <text:p>192.168.78.82</text:p>
          </table:table-cell>
          <table:table-cell office:value-type="string">
            <text:p>XeroxPhaser3635MFP</text:p>
          </table:table-cell>
          <table:table-cell office:value-type="string">
            <text:p>3832756902</text:p>
          </table:table-cell>
          <table:table-cell/>
          <table:table-cell office:value-type="float" office:value="73073">
            <text:p>73073</text:p>
          </table:table-cell>
        </table:table-row>
        <table:table-row table:style-name="ro1">
          <table:table-cell office:value-type="string">
            <text:p>Setúbal</text:p>
          </table:table-cell>
          <table:table-cell office:value-type="string">
            <text:p>Armazém</text:p>
          </table:table-cell>
          <table:table-cell office:value-type="string">
            <text:p>192.168.45.81</text:p>
          </table:table-cell>
          <table:table-cell office:value-type="string">
            <text:p>XeroxPhaser3635MFP</text:p>
          </table:table-cell>
          <table:table-cell office:value-type="string">
            <text:p>3832756970</text:p>
          </table:table-cell>
          <table:table-cell/>
          <table:table-cell office:value-type="float" office:value="75158">
            <text:p>75158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192.168.125.90</text:p>
          </table:table-cell>
          <table:table-cell office:value-type="string">
            <text:p>XeroxPhaser3635MFP</text:p>
          </table:table-cell>
          <table:table-cell office:value-type="string">
            <text:p>3832758220</text:p>
          </table:table-cell>
          <table:table-cell/>
          <table:table-cell office:value-type="float" office:value="292985">
            <text:p>292985</text:p>
          </table:table-cell>
        </table:table-row>
        <table:table-row table:style-name="ro1">
          <table:table-cell office:value-type="string">
            <text:p>Caldas</text:p>
          </table:table-cell>
          <table:table-cell office:value-type="string">
            <text:p>Armazém</text:p>
          </table:table-cell>
          <table:table-cell office:value-type="string">
            <text:p>192.168.61.81</text:p>
          </table:table-cell>
          <table:table-cell office:value-type="string">
            <text:p>XeroxPhaser3635MFP</text:p>
          </table:table-cell>
          <table:table-cell office:value-type="string">
            <text:p>3832758565</text:p>
          </table:table-cell>
          <table:table-cell/>
          <table:table-cell office:value-type="float" office:value="17644">
            <text:p>17644</text:p>
          </table:table-cell>
        </table:table-row>
        <table:table-row table:style-name="ro1">
          <table:table-cell office:value-type="string">
            <text:p>Montijo</text:p>
          </table:table-cell>
          <table:table-cell office:value-type="string">
            <text:p>Armazém</text:p>
          </table:table-cell>
          <table:table-cell office:value-type="string">
            <text:p>192.168.35.81</text:p>
          </table:table-cell>
          <table:table-cell office:value-type="string">
            <text:p>XeroxPhaser3635MFP</text:p>
          </table:table-cell>
          <table:table-cell office:value-type="string">
            <text:p>3832758573</text:p>
          </table:table-cell>
          <table:table-cell/>
          <table:table-cell office:value-type="float" office:value="44422">
            <text:p>44422</text:p>
          </table:table-cell>
        </table:table-row>
        <table:table-row table:style-name="ro1">
          <table:table-cell office:value-type="string">
            <text:p>Armazém Arcozelo</text:p>
          </table:table-cell>
          <table:table-cell/>
          <table:table-cell office:value-type="string">
            <text:p>192.168.4.88</text:p>
          </table:table-cell>
          <table:table-cell office:value-type="string">
            <text:p>XeroxPhaser3635MFP</text:p>
          </table:table-cell>
          <table:table-cell office:value-type="string">
            <text:p>3832758700</text:p>
          </table:table-cell>
          <table:table-cell/>
          <table:table-cell office:value-type="float" office:value="146816">
            <text:p>146816</text:p>
          </table:table-cell>
        </table:table-row>
        <table:table-row table:style-name="ro1">
          <table:table-cell office:value-type="string">
            <text:p>Santarém</text:p>
          </table:table-cell>
          <table:table-cell office:value-type="string">
            <text:p>Armazém</text:p>
          </table:table-cell>
          <table:table-cell office:value-type="string">
            <text:p>192.168.57.81</text:p>
          </table:table-cell>
          <table:table-cell office:value-type="string">
            <text:p>XeroxPhaser3635MFP</text:p>
          </table:table-cell>
          <table:table-cell office:value-type="string">
            <text:p>3832758816</text:p>
          </table:table-cell>
          <table:table-cell/>
          <table:table-cell office:value-type="float" office:value="48977">
            <text:p>48977</text:p>
          </table:table-cell>
        </table:table-row>
        <table:table-row table:style-name="ro1">
          <table:table-cell office:value-type="string">
            <text:p>Sintra</text:p>
          </table:table-cell>
          <table:table-cell office:value-type="string">
            <text:p>Armazém</text:p>
          </table:table-cell>
          <table:table-cell office:value-type="string">
            <text:p>192.168.11.81</text:p>
          </table:table-cell>
          <table:table-cell office:value-type="string">
            <text:p>XeroxPhaser3635MFP</text:p>
          </table:table-cell>
          <table:table-cell office:value-type="string">
            <text:p>3832759081</text:p>
          </table:table-cell>
          <table:table-cell/>
          <table:table-cell office:value-type="float" office:value="74881">
            <text:p>74881</text:p>
          </table:table-cell>
        </table:table-row>
        <table:table-row table:style-name="ro1">
          <table:table-cell office:value-type="string">
            <text:p>Portimão</text:p>
          </table:table-cell>
          <table:table-cell office:value-type="string">
            <text:p>Armazém</text:p>
          </table:table-cell>
          <table:table-cell office:value-type="string">
            <text:p>192.168.117.81</text:p>
          </table:table-cell>
          <table:table-cell office:value-type="string">
            <text:p>XeroxPhaser3635MFP</text:p>
          </table:table-cell>
          <table:table-cell office:value-type="string">
            <text:p>3832759120</text:p>
          </table:table-cell>
          <table:table-cell/>
          <table:table-cell office:value-type="float" office:value="96055">
            <text:p>96055</text:p>
          </table:table-cell>
        </table:table-row>
        <table:table-row table:style-name="ro1">
          <table:table-cell office:value-type="string">
            <text:p>Leiria</text:p>
          </table:table-cell>
          <table:table-cell office:value-type="string">
            <text:p>Armazém</text:p>
          </table:table-cell>
          <table:table-cell office:value-type="string">
            <text:p>192.168.16.81</text:p>
          </table:table-cell>
          <table:table-cell office:value-type="string">
            <text:p>XeroxPhaser3635MFP</text:p>
          </table:table-cell>
          <table:table-cell office:value-type="string">
            <text:p>3832759146</text:p>
          </table:table-cell>
          <table:table-cell/>
          <table:table-cell office:value-type="float" office:value="50540">
            <text:p>50540</text:p>
          </table:table-cell>
        </table:table-row>
        <table:table-row table:style-name="ro1">
          <table:table-cell office:value-type="string">
            <text:p>Tondela</text:p>
          </table:table-cell>
          <table:table-cell office:value-type="string">
            <text:p>Armazém</text:p>
          </table:table-cell>
          <table:table-cell office:value-type="string">
            <text:p>192.168.105.81</text:p>
          </table:table-cell>
          <table:table-cell office:value-type="string">
            <text:p>XeroxPhaser3635MFP</text:p>
          </table:table-cell>
          <table:table-cell office:value-type="string">
            <text:p>3832759162</text:p>
          </table:table-cell>
          <table:table-cell/>
          <table:table-cell office:value-type="float" office:value="36876">
            <text:p>36876</text:p>
          </table:table-cell>
        </table:table-row>
        <table:table-row table:style-name="ro1">
          <table:table-cell office:value-type="string">
            <text:p>Guimarães</text:p>
          </table:table-cell>
          <table:table-cell office:value-type="string">
            <text:p>Armazém</text:p>
          </table:table-cell>
          <table:table-cell office:value-type="string">
            <text:p>192.168.100.81</text:p>
          </table:table-cell>
          <table:table-cell office:value-type="string">
            <text:p>XeroxPhaser3635MFP</text:p>
          </table:table-cell>
          <table:table-cell office:value-type="string">
            <text:p>3832759669</text:p>
          </table:table-cell>
          <table:table-cell/>
          <table:table-cell office:value-type="float" office:value="36453">
            <text:p>36453</text:p>
          </table:table-cell>
        </table:table-row>
        <table:table-row table:style-name="ro1">
          <table:table-cell office:value-type="string">
            <text:p>Maia</text:p>
          </table:table-cell>
          <table:table-cell office:value-type="string">
            <text:p>Armazém</text:p>
          </table:table-cell>
          <table:table-cell office:value-type="string">
            <text:p>192.168.73.82</text:p>
          </table:table-cell>
          <table:table-cell office:value-type="string">
            <text:p>XeroxPhaser3635MFP</text:p>
          </table:table-cell>
          <table:table-cell office:value-type="string">
            <text:p>3832759685</text:p>
          </table:table-cell>
          <table:table-cell/>
          <table:table-cell office:value-type="float" office:value="53437">
            <text:p>53437</text:p>
          </table:table-cell>
        </table:table-row>
        <table:table-row table:style-name="ro1">
          <table:table-cell office:value-type="string">
            <text:p>Vila Real</text:p>
          </table:table-cell>
          <table:table-cell office:value-type="string">
            <text:p>Armazém</text:p>
          </table:table-cell>
          <table:table-cell office:value-type="string">
            <text:p>192.168.75.81</text:p>
          </table:table-cell>
          <table:table-cell office:value-type="string">
            <text:p>XeroxPhaser3635MFP</text:p>
          </table:table-cell>
          <table:table-cell office:value-type="string">
            <text:p>3832759707</text:p>
          </table:table-cell>
          <table:table-cell/>
          <table:table-cell office:value-type="float" office:value="61897">
            <text:p>61897</text:p>
          </table:table-cell>
        </table:table-row>
        <table:table-row table:style-name="ro1">
          <table:table-cell office:value-type="string">
            <text:p>Terceira</text:p>
          </table:table-cell>
          <table:table-cell office:value-type="string">
            <text:p>Armazém</text:p>
          </table:table-cell>
          <table:table-cell office:value-type="string">
            <text:p>192.168.111.81</text:p>
          </table:table-cell>
          <table:table-cell office:value-type="string">
            <text:p>XeroxPhaser3635MFP</text:p>
          </table:table-cell>
          <table:table-cell office:value-type="string">
            <text:p>3832759863</text:p>
          </table:table-cell>
          <table:table-cell/>
          <table:table-cell office:value-type="float" office:value="9591">
            <text:p>9591</text:p>
          </table:table-cell>
        </table:table-row>
        <table:table-row table:style-name="ro1">
          <table:table-cell office:value-type="string">
            <text:p>Armazém Cancela</text:p>
          </table:table-cell>
          <table:table-cell office:value-type="string">
            <text:p>Armazém</text:p>
          </table:table-cell>
          <table:table-cell office:value-type="string">
            <text:p>192.168.62.81</text:p>
          </table:table-cell>
          <table:table-cell office:value-type="string">
            <text:p>XeroxPhaser3635MFP</text:p>
          </table:table-cell>
          <table:table-cell office:value-type="string">
            <text:p>3832760012</text:p>
          </table:table-cell>
          <table:table-cell/>
          <table:table-cell office:value-type="float" office:value="24603">
            <text:p>24603</text:p>
          </table:table-cell>
        </table:table-row>
        <table:table-row table:style-name="ro1">
          <table:table-cell office:value-type="string">
            <text:p>Madeira Forum</text:p>
          </table:table-cell>
          <table:table-cell office:value-type="string">
            <text:p>Armazém</text:p>
          </table:table-cell>
          <table:table-cell office:value-type="string">
            <text:p>192.168.65.81</text:p>
          </table:table-cell>
          <table:table-cell office:value-type="string">
            <text:p>XeroxPhaser3635MFP</text:p>
          </table:table-cell>
          <table:table-cell office:value-type="string">
            <text:p>3832760080</text:p>
          </table:table-cell>
          <table:table-cell/>
          <table:table-cell office:value-type="float" office:value="27786">
            <text:p>27786</text:p>
          </table:table-cell>
        </table:table-row>
        <table:table-row table:style-name="ro1">
          <table:table-cell office:value-type="string">
            <text:p>Braga</text:p>
          </table:table-cell>
          <table:table-cell office:value-type="string">
            <text:p>Armazém</text:p>
          </table:table-cell>
          <table:table-cell office:value-type="string">
            <text:p>192.168.70.81</text:p>
          </table:table-cell>
          <table:table-cell office:value-type="string">
            <text:p>XeroxPhaser3635MFP</text:p>
          </table:table-cell>
          <table:table-cell office:value-type="string">
            <text:p>3832760470</text:p>
          </table:table-cell>
          <table:table-cell/>
          <table:table-cell office:value-type="float" office:value="31502">
            <text:p>31502</text:p>
          </table:table-cell>
        </table:table-row>
        <table:table-row table:style-name="ro1">
          <table:table-cell office:value-type="string">
            <text:p>Carvalhos</text:p>
          </table:table-cell>
          <table:table-cell office:value-type="string">
            <text:p>Armazém</text:p>
          </table:table-cell>
          <table:table-cell office:value-type="string">
            <text:p>192.168.58.81</text:p>
          </table:table-cell>
          <table:table-cell office:value-type="string">
            <text:p>XeroxPhaser3635MFP</text:p>
          </table:table-cell>
          <table:table-cell office:value-type="string">
            <text:p>3832760497</text:p>
          </table:table-cell>
          <table:table-cell/>
          <table:table-cell office:value-type="float" office:value="31442">
            <text:p>31442</text:p>
          </table:table-cell>
        </table:table-row>
        <table:table-row table:style-name="ro1">
          <table:table-cell office:value-type="string">
            <text:p>Marshopping</text:p>
          </table:table-cell>
          <table:table-cell office:value-type="string">
            <text:p>Armazém</text:p>
          </table:table-cell>
          <table:table-cell office:value-type="string">
            <text:p>192.168.69.81</text:p>
          </table:table-cell>
          <table:table-cell office:value-type="string">
            <text:p>XeroxPhaser3635MFP</text:p>
          </table:table-cell>
          <table:table-cell office:value-type="string">
            <text:p>3832761019</text:p>
          </table:table-cell>
          <table:table-cell/>
          <table:table-cell office:value-type="float" office:value="47422">
            <text:p>47422</text:p>
          </table:table-cell>
        </table:table-row>
        <table:table-row table:style-name="ro1">
          <table:table-cell office:value-type="string">
            <text:p>Gaia</text:p>
          </table:table-cell>
          <table:table-cell office:value-type="string">
            <text:p>Armazém</text:p>
          </table:table-cell>
          <table:table-cell office:value-type="string">
            <text:p>192.168.74.81</text:p>
          </table:table-cell>
          <table:table-cell office:value-type="string">
            <text:p>XeroxPhaser3635MFP</text:p>
          </table:table-cell>
          <table:table-cell office:value-type="string">
            <text:p>3832761027</text:p>
          </table:table-cell>
          <table:table-cell/>
          <table:table-cell office:value-type="float" office:value="29882">
            <text:p>29882</text:p>
          </table:table-cell>
        </table:table-row>
        <table:table-row table:style-name="ro1">
          <table:table-cell office:value-type="string">
            <text:p>NorteShopping</text:p>
          </table:table-cell>
          <table:table-cell office:value-type="string">
            <text:p>Armazém</text:p>
          </table:table-cell>
          <table:table-cell office:value-type="string">
            <text:p>192.168.9.81</text:p>
          </table:table-cell>
          <table:table-cell office:value-type="string">
            <text:p>XeroxPhaser3635MFP</text:p>
          </table:table-cell>
          <table:table-cell office:value-type="string">
            <text:p>3832761051</text:p>
          </table:table-cell>
          <table:table-cell/>
          <table:table-cell office:value-type="float" office:value="35706">
            <text:p>35706</text:p>
          </table:table-cell>
        </table:table-row>
        <table:table-row table:style-name="ro1">
          <table:table-cell office:value-type="string">
            <text:p>Famalicão</text:p>
          </table:table-cell>
          <table:table-cell office:value-type="string">
            <text:p>Armazém</text:p>
          </table:table-cell>
          <table:table-cell office:value-type="string">
            <text:p>192.168.80.81</text:p>
          </table:table-cell>
          <table:table-cell office:value-type="string">
            <text:p>XeroxPhaser3635MFP</text:p>
          </table:table-cell>
          <table:table-cell office:value-type="string">
            <text:p>3832761078</text:p>
          </table:table-cell>
          <table:table-cell/>
          <table:table-cell office:value-type="float" office:value="52286">
            <text:p>52286</text:p>
          </table:table-cell>
        </table:table-row>
        <table:table-row table:style-name="ro1">
          <table:table-cell office:value-type="string">
            <text:p>Dragão</text:p>
          </table:table-cell>
          <table:table-cell office:value-type="string">
            <text:p>Armazém</text:p>
          </table:table-cell>
          <table:table-cell office:value-type="string">
            <text:p>192.168.78.81</text:p>
          </table:table-cell>
          <table:table-cell office:value-type="string">
            <text:p>XeroxPhaser3635MFP</text:p>
          </table:table-cell>
          <table:table-cell office:value-type="string">
            <text:p>3832761108</text:p>
          </table:table-cell>
          <table:table-cell/>
          <table:table-cell office:value-type="float" office:value="43623">
            <text:p>43623</text:p>
          </table:table-cell>
        </table:table-row>
        <table:table-row table:style-name="ro1">
          <table:table-cell office:value-type="string">
            <text:p>Ovar</text:p>
          </table:table-cell>
          <table:table-cell office:value-type="string">
            <text:p>Armazém</text:p>
          </table:table-cell>
          <table:table-cell office:value-type="string">
            <text:p>192.168.122.81</text:p>
          </table:table-cell>
          <table:table-cell office:value-type="string">
            <text:p>XeroxPhaser3635MFP</text:p>
          </table:table-cell>
          <table:table-cell office:value-type="string">
            <text:p>3832761116</text:p>
          </table:table-cell>
          <table:table-cell/>
          <table:table-cell office:value-type="float" office:value="30716">
            <text:p>30716</text:p>
          </table:table-cell>
        </table:table-row>
        <table:table-row table:style-name="ro1">
          <table:table-cell office:value-type="string">
            <text:p>Ermesinde</text:p>
          </table:table-cell>
          <table:table-cell office:value-type="string">
            <text:p>Armazém</text:p>
          </table:table-cell>
          <table:table-cell office:value-type="string">
            <text:p>192.168.23.81</text:p>
          </table:table-cell>
          <table:table-cell office:value-type="string">
            <text:p>XeroxPhaser3635MFP</text:p>
          </table:table-cell>
          <table:table-cell office:value-type="string">
            <text:p>3832761973</text:p>
          </table:table-cell>
          <table:table-cell/>
          <table:table-cell office:value-type="float" office:value="21589">
            <text:p>21589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table:style-name="ce1" office:value-type="string">
            <text:p>192.168.125.100</text:p>
          </table:table-cell>
          <table:table-cell office:value-type="string">
            <text:p>XeroxPhaser3635MFP</text:p>
          </table:table-cell>
          <table:table-cell office:value-type="string">
            <text:p>3832764425</text:p>
          </table:table-cell>
          <table:table-cell/>
          <table:table-cell office:value-type="float" office:value="234432">
            <text:p>234432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table:style-name="ce1" office:value-type="string">
            <text:p>192.168.125.180</text:p>
          </table:table-cell>
          <table:table-cell office:value-type="string">
            <text:p>XeroxPhaser3635MFP</text:p>
          </table:table-cell>
          <table:table-cell office:value-type="string">
            <text:p>3832764492</text:p>
          </table:table-cell>
          <table:table-cell/>
          <table:table-cell office:value-type="float" office:value="61560">
            <text:p>61560</text:p>
          </table:table-cell>
        </table:table-row>
        <table:table-row table:style-name="ro1">
          <table:table-cell office:value-type="string">
            <text:p>Barreiro</text:p>
          </table:table-cell>
          <table:table-cell office:value-type="string">
            <text:p>Armazém</text:p>
          </table:table-cell>
          <table:table-cell office:value-type="string">
            <text:p>192.168.25.81</text:p>
          </table:table-cell>
          <table:table-cell office:value-type="string">
            <text:p>XeroxPhaser3635MFP</text:p>
          </table:table-cell>
          <table:table-cell office:value-type="string">
            <text:p>3832767335</text:p>
          </table:table-cell>
          <table:table-cell/>
          <table:table-cell office:value-type="float" office:value="13718">
            <text:p>13718</text:p>
          </table:table-cell>
        </table:table-row>
        <table:table-row table:style-name="ro1">
          <table:table-cell office:value-type="string">
            <text:p>S. Miguel</text:p>
          </table:table-cell>
          <table:table-cell office:value-type="string">
            <text:p>Armazém</text:p>
          </table:table-cell>
          <table:table-cell office:value-type="string">
            <text:p>192.168.40.81</text:p>
          </table:table-cell>
          <table:table-cell office:value-type="string">
            <text:p>XeroxPhaser3635MFP</text:p>
          </table:table-cell>
          <table:table-cell office:value-type="string">
            <text:p>3832767343</text:p>
          </table:table-cell>
          <table:table-cell/>
          <table:table-cell office:value-type="float" office:value="39473">
            <text:p>39473</text:p>
          </table:table-cell>
        </table:table-row>
        <table:table-row table:style-name="ro1">
          <table:table-cell office:value-type="string">
            <text:p>Porto De Mos</text:p>
          </table:table-cell>
          <table:table-cell office:value-type="string">
            <text:p>Armazém</text:p>
          </table:table-cell>
          <table:table-cell office:value-type="string">
            <text:p>192.168.22.81</text:p>
          </table:table-cell>
          <table:table-cell office:value-type="string">
            <text:p>XeroxPhaser3635MFP</text:p>
          </table:table-cell>
          <table:table-cell office:value-type="string">
            <text:p>3832767378</text:p>
          </table:table-cell>
          <table:table-cell/>
          <table:table-cell office:value-type="float" office:value="7318">
            <text:p>7318</text:p>
          </table:table-cell>
        </table:table-row>
        <table:table-row table:style-name="ro1">
          <table:table-cell office:value-type="string">
            <text:p>Alfragide</text:p>
          </table:table-cell>
          <table:table-cell office:value-type="string">
            <text:p>Armazém</text:p>
          </table:table-cell>
          <table:table-cell office:value-type="string">
            <text:p>192.168.24.81</text:p>
          </table:table-cell>
          <table:table-cell office:value-type="string">
            <text:p>XeroxPhaser3635MFP</text:p>
          </table:table-cell>
          <table:table-cell office:value-type="string">
            <text:p>3963199138</text:p>
          </table:table-cell>
          <table:table-cell/>
          <table:table-cell office:value-type="float" office:value="14491">
            <text:p>14491</text:p>
          </table:table-cell>
        </table:table-row>
        <table:table-row table:style-name="ro1">
          <table:table-cell office:value-type="string">
            <text:p>Alverca</text:p>
          </table:table-cell>
          <table:table-cell office:value-type="string">
            <text:p>Armazém</text:p>
          </table:table-cell>
          <table:table-cell office:value-type="string">
            <text:p>192.168.27.81</text:p>
          </table:table-cell>
          <table:table-cell office:value-type="string">
            <text:p>XeroxPhaser3635MFP</text:p>
          </table:table-cell>
          <table:table-cell office:value-type="string">
            <text:p>3963200640</text:p>
          </table:table-cell>
          <table:table-cell/>
          <table:table-cell office:value-type="float" office:value="2181">
            <text:p>2181</text:p>
          </table:table-cell>
        </table:table-row>
        <table:table-row table:style-name="ro1">
          <table:table-cell office:value-type="string">
            <text:p>Alfragide</text:p>
          </table:table-cell>
          <table:table-cell/>
          <table:table-cell office:value-type="string">
            <text:p>192.168.24.83</text:p>
          </table:table-cell>
          <table:table-cell office:value-type="string">
            <text:p>XeroxPhaser3635MFP</text:p>
          </table:table-cell>
          <table:table-cell office:value-type="string">
            <text:p>3963253035</text:p>
          </table:table-cell>
          <table:table-cell/>
          <table:table-cell office:value-type="float" office:value="9150">
            <text:p>9150</text:p>
          </table:table-cell>
        </table:table-row>
        <table:table-row table:style-name="ro1">
          <table:table-cell office:value-type="string">
            <text:p>Sintra</text:p>
          </table:table-cell>
          <table:table-cell/>
          <table:table-cell office:value-type="string">
            <text:p>192.168.11.82</text:p>
          </table:table-cell>
          <table:table-cell office:value-type="string">
            <text:p>XeroxPhaser3635MFP</text:p>
          </table:table-cell>
          <table:table-cell office:value-type="string">
            <text:p>3963253043</text:p>
          </table:table-cell>
          <table:table-cell/>
          <table:table-cell office:value-type="float" office:value="5898">
            <text:p>5898</text:p>
          </table:table-cell>
        </table:table-row>
        <table:table-row table:style-name="ro1">
          <table:table-cell office:value-type="string">
            <text:p>Faro</text:p>
          </table:table-cell>
          <table:table-cell/>
          <table:table-cell office:value-type="string">
            <text:p>192.168.127.82</text:p>
          </table:table-cell>
          <table:table-cell office:value-type="string">
            <text:p>XeroxPhaser3635MFP</text:p>
          </table:table-cell>
          <table:table-cell office:value-type="string">
            <text:p>3963253060</text:p>
          </table:table-cell>
          <table:table-cell/>
          <table:table-cell office:value-type="float" office:value="4007">
            <text:p>4007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table:style-name="ce1" office:value-type="string">
            <text:p>192.168.124.150</text:p>
          </table:table-cell>
          <table:table-cell office:value-type="string">
            <text:p>XeroxWorkCentreM24</text:p>
          </table:table-cell>
          <table:table-cell office:value-type="string">
            <text:p>890271</text:p>
          </table:table-cell>
          <table:table-cell office:value-type="float" office:value="136409">
            <text:p>136409</text:p>
          </table:table-cell>
          <table:table-cell office:value-type="float" office:value="222972">
            <text:p>222972</text:p>
          </table:table-cell>
        </table:table-row>
        <table:table-row table:style-name="ro1">
          <table:table-cell office:value-type="string">
            <text:p>Armazém Loures</text:p>
          </table:table-cell>
          <table:table-cell office:value-type="string">
            <text:p>Armazém</text:p>
          </table:table-cell>
          <table:table-cell office:value-type="string">
            <text:p>192.168.26.169</text:p>
          </table:table-cell>
          <table:table-cell office:value-type="string">
            <text:p>XeroxPhaser4510</text:p>
          </table:table-cell>
          <table:table-cell table:style-name="Default" office:value-type="string">
            <text:p>ARU326562</text:p>
          </table:table-cell>
          <table:table-cell/>
          <table:table-cell office:value-type="float" office:value="45069">
            <text:p>45069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192.168.124.87</text:p>
          </table:table-cell>
          <table:table-cell office:value-type="string">
            <text:p>XeroxPhaser4510</text:p>
          </table:table-cell>
          <table:table-cell table:style-name="Default" office:value-type="string">
            <text:p>ARU334946</text:p>
          </table:table-cell>
          <table:table-cell/>
          <table:table-cell office:value-type="float" office:value="65586">
            <text:p>65586</text:p>
          </table:table-cell>
        </table:table-row>
        <table:table-row table:style-name="ro1">
          <table:table-cell office:value-type="string">
            <text:p>Armazém Arcozelo</text:p>
          </table:table-cell>
          <table:table-cell/>
          <table:table-cell office:value-type="string">
            <text:p>192.168.4.91</text:p>
          </table:table-cell>
          <table:table-cell office:value-type="string">
            <text:p>XeroxPhaser4510</text:p>
          </table:table-cell>
          <table:table-cell table:style-name="Default" office:value-type="string">
            <text:p>ARU334947</text:p>
          </table:table-cell>
          <table:table-cell/>
          <table:table-cell office:value-type="float" office:value="83907">
            <text:p>83907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192.168.125.93</text:p>
          </table:table-cell>
          <table:table-cell office:value-type="string">
            <text:p>XeroxPhaser4510</text:p>
          </table:table-cell>
          <table:table-cell table:style-name="Default" office:value-type="string">
            <text:p>ARU334950</text:p>
          </table:table-cell>
          <table:table-cell/>
          <table:table-cell office:value-type="float" office:value="397003">
            <text:p>397003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192.168.125.99</text:p>
          </table:table-cell>
          <table:table-cell office:value-type="string">
            <text:p>XeroxPhaser4510</text:p>
          </table:table-cell>
          <table:table-cell table:style-name="Default" office:value-type="string">
            <text:p>ARU335129</text:p>
          </table:table-cell>
          <table:table-cell/>
          <table:table-cell office:value-type="float" office:value="112690">
            <text:p>112690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192.168.125.92</text:p>
          </table:table-cell>
          <table:table-cell office:value-type="string">
            <text:p>XeroxPhaser4510</text:p>
          </table:table-cell>
          <table:table-cell table:style-name="Default" office:value-type="string">
            <text:p>ARU335130</text:p>
          </table:table-cell>
          <table:table-cell/>
          <table:table-cell office:value-type="float" office:value="4470">
            <text:p>4470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1.1.1.1</text:p>
          </table:table-cell>
          <table:table-cell office:value-type="string">
            <text:p>XeroxPhaser4510</text:p>
          </table:table-cell>
          <table:table-cell table:style-name="Default" office:value-type="string">
            <text:p>Equipamento não responde</text:p>
          </table:table-cell>
          <table:table-cell table:number-columns-repeated="2"/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192.168.124.80</text:p>
          </table:table-cell>
          <table:table-cell office:value-type="string">
            <text:p>XeroxWorkCentre7345</text:p>
          </table:table-cell>
          <table:table-cell table:style-name="Default" office:value-type="string">
            <text:p>Equipamento não responde</text:p>
          </table:table-cell>
          <table:table-cell table:number-columns-repeated="2"/>
        </table:table-row>
        <table:table-row table:style-name="ro1">
          <table:table-cell office:value-type="string">
            <text:p>Armazém Arcozelo</text:p>
          </table:table-cell>
          <table:table-cell/>
          <table:table-cell office:value-type="string">
            <text:p>192.168.4.81</text:p>
          </table:table-cell>
          <table:table-cell office:value-type="string">
            <text:p>XeroxPhaser6180MFP</text:p>
          </table:table-cell>
          <table:table-cell table:style-name="Default" office:value-type="string">
            <text:p>GPX116236</text:p>
          </table:table-cell>
          <table:table-cell/>
          <table:table-cell office:value-type="float" office:value="107949">
            <text:p>107949</text:p>
          </table:table-cell>
        </table:table-row>
        <table:table-row table:style-name="ro1">
          <table:table-cell office:value-type="string">
            <text:p>Mafra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 office:value-type="string">
            <text:p>TOTAL</text:p>
          </table:table-cell>
          <table:table-cell table:formula="of:=SUM([.F2:.F103])" office:value-type="float" office:value="7817428">
            <text:p>7817428</text:p>
          </table:table-cell>
          <table:table-cell table:formula="of:=SUM([.G2:.G103])" office:value-type="float" office:value="12785796">
            <text:p>12785796</text:p>
          </table:table-cell>
        </table:table-row>
      </table:table>
      <table:table table:name="Folha3" table:style-name="ta1">
        <table:table-column table:style-name="co8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Folha1.A1:Folha1.G102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Folha2.A1:Folha2.G104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9">09-12-2011</text:date>, <text:time>17:22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</meta:initial-creator>
    <meta:creation-date>2011-12-09T09:11:38</meta:creation-date>
    <dc:date>2011-12-09T17:22:42</dc:date>
    <dc:creator>francisco </dc:creator>
    <meta:editing-duration>PT2H54M10S</meta:editing-duration>
    <meta:editing-cycles>1</meta:editing-cycles>
    <meta:document-statistic meta:table-count="3" meta:cell-count="1282" meta:object-count="0"/>
    <meta:generator>LibreOffice/3.4$Linux LibreOffice_project/340m1$Build-402</meta:generator>
  </office:meta>
</office:document-meta>
</file>